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4000000040BE6D4F87414076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9.592cm"/>
    </style:style>
    <style:style style:name="Table10.C" style:family="table-column">
      <style:table-column-properties style:column-width="5.51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5cm" style:type="center"/>
          <style:tab-stop style:position="25.698cm" style:type="right"/>
        </style:tab-stops>
      </style:paragraph-properties>
      <style:text-properties officeooo:paragraph-rsid="00f75244"/>
    </style:style>
    <style:style style:name="P2" style:family="paragraph" style:parent-style-name="Text_20_body">
      <style:text-properties officeooo:rsid="006e4431" officeooo:paragraph-rsid="006e4431"/>
    </style:style>
    <style:style style:name="P3" style:family="paragraph" style:parent-style-name="Text_20_body">
      <style:text-properties officeooo:rsid="000b6d09" officeooo:paragraph-rsid="001ab970"/>
    </style:style>
    <style:style style:name="P4" style:family="paragraph" style:parent-style-name="Text_20_body">
      <style:text-properties officeooo:rsid="001ab970" officeooo:paragraph-rsid="001ab970"/>
    </style:style>
    <style:style style:name="P5" style:family="paragraph" style:parent-style-name="Text_20_body">
      <style:text-properties officeooo:rsid="00550212" officeooo:paragraph-rsid="00550212"/>
    </style:style>
    <style:style style:name="P6" style:family="paragraph" style:parent-style-name="Text_20_body">
      <style:text-properties officeooo:rsid="002ca74a" officeooo:paragraph-rsid="0080a64c"/>
    </style:style>
    <style:style style:name="P7" style:family="paragraph" style:parent-style-name="Text_20_body">
      <style:text-properties officeooo:paragraph-rsid="0080a64c"/>
    </style:style>
    <style:style style:name="P8" style:family="paragraph" style:parent-style-name="Text_20_body">
      <style:text-properties officeooo:rsid="004c2182" officeooo:paragraph-rsid="00c5ffe6" fo:background-color="#ffff00"/>
    </style:style>
    <style:style style:name="P9" style:family="paragraph" style:parent-style-name="Text_20_body">
      <style:text-properties officeooo:rsid="0070ee01" officeooo:paragraph-rsid="00ac61c5" fo:background-color="transparent"/>
    </style:style>
    <style:style style:name="P10" style:family="paragraph" style:parent-style-name="Text_20_body">
      <style:text-properties officeooo:rsid="008b236e" officeooo:paragraph-rsid="00dbe44a" fo:background-color="transparent"/>
    </style:style>
    <style:style style:name="P11" style:family="paragraph" style:parent-style-name="Text_20_body">
      <style:text-properties officeooo:rsid="0056c3ce" fo:background-color="transparent"/>
    </style:style>
    <style:style style:name="P12" style:family="paragraph" style:parent-style-name="Text_20_body">
      <style:text-properties officeooo:rsid="0056c3ce" officeooo:paragraph-rsid="0056c3ce" fo:background-color="transparent"/>
    </style:style>
    <style:style style:name="P13" style:family="paragraph" style:parent-style-name="Text_20_body">
      <style:text-properties officeooo:rsid="0056c3ce" officeooo:paragraph-rsid="005c1b19" fo:background-color="transparent"/>
    </style:style>
    <style:style style:name="P14" style:family="paragraph" style:parent-style-name="Text_20_body">
      <style:text-properties officeooo:rsid="0056c3ce" officeooo:paragraph-rsid="00e69b03" fo:background-color="transparent"/>
    </style:style>
    <style:style style:name="P15" style:family="paragraph" style:parent-style-name="Text_20_body">
      <style:text-properties officeooo:rsid="0056c3ce" officeooo:paragraph-rsid="00574033" fo:background-color="transparent"/>
    </style:style>
    <style:style style:name="P16" style:family="paragraph" style:parent-style-name="Text_20_body">
      <style:text-properties officeooo:rsid="0056c3ce" officeooo:paragraph-rsid="00e4b363" fo:background-color="transparent"/>
    </style:style>
    <style:style style:name="P17" style:family="paragraph" style:parent-style-name="Text_20_body">
      <style:text-properties officeooo:rsid="0056c3ce" officeooo:paragraph-rsid="00e718fe" fo:background-color="transparent"/>
    </style:style>
    <style:style style:name="P18" style:family="paragraph" style:parent-style-name="Text_20_body">
      <style:text-properties officeooo:rsid="0056c3ce" officeooo:paragraph-rsid="00ed0888" fo:background-color="transparent"/>
    </style:style>
    <style:style style:name="P19" style:family="paragraph" style:parent-style-name="Text_20_body">
      <style:text-properties officeooo:rsid="0056c3ce" officeooo:paragraph-rsid="00edd620" fo:background-color="transparent"/>
    </style:style>
    <style:style style:name="P20" style:family="paragraph" style:parent-style-name="Text_20_body">
      <style:text-properties officeooo:rsid="0056c3ce" officeooo:paragraph-rsid="0109c939" fo:background-color="transparent"/>
    </style:style>
    <style:style style:name="P21" style:family="paragraph" style:parent-style-name="Text_20_body">
      <style:text-properties officeooo:rsid="0058cbdf" officeooo:paragraph-rsid="0058cbdf" fo:background-color="transparent"/>
    </style:style>
    <style:style style:name="P22" style:family="paragraph" style:parent-style-name="Text_20_body">
      <style:text-properties officeooo:rsid="0058cbdf" officeooo:paragraph-rsid="00e69b03" fo:background-color="transparent"/>
    </style:style>
    <style:style style:name="P23" style:family="paragraph" style:parent-style-name="Text_20_body">
      <style:text-properties officeooo:rsid="0058cbdf" officeooo:paragraph-rsid="005c1b19" fo:background-color="transparent"/>
    </style:style>
    <style:style style:name="P24" style:family="paragraph" style:parent-style-name="Text_20_body">
      <style:text-properties officeooo:rsid="0058cbdf" officeooo:paragraph-rsid="0080a64c" fo:background-color="transparent"/>
    </style:style>
    <style:style style:name="P25" style:family="paragraph" style:parent-style-name="Text_20_body">
      <style:text-properties officeooo:rsid="0058cbdf" officeooo:paragraph-rsid="00e56ffd" fo:background-color="transparent"/>
    </style:style>
    <style:style style:name="P26" style:family="paragraph" style:parent-style-name="Text_20_body">
      <style:text-properties officeooo:rsid="00e4b363" officeooo:paragraph-rsid="00e4b363" fo:background-color="transparent"/>
    </style:style>
    <style:style style:name="P27" style:family="paragraph" style:parent-style-name="Text_20_body">
      <style:text-properties officeooo:paragraph-rsid="00b5f6a7"/>
    </style:style>
    <style:style style:name="P28" style:family="paragraph" style:parent-style-name="Text_20_body">
      <style:text-properties officeooo:rsid="00b5f6a7" officeooo:paragraph-rsid="00b5f6a7"/>
    </style:style>
    <style:style style:name="P29" style:family="paragraph" style:parent-style-name="Text_20_body">
      <style:text-properties officeooo:paragraph-rsid="00bd5ce4"/>
    </style:style>
    <style:style style:name="P30" style:family="paragraph" style:parent-style-name="Text_20_body">
      <style:text-properties officeooo:rsid="00c904b5" officeooo:paragraph-rsid="00dbe44a"/>
    </style:style>
    <style:style style:name="P31" style:family="paragraph" style:parent-style-name="Text_20_body">
      <style:paragraph-properties fo:text-align="center" style:justify-single-word="false"/>
      <style:text-properties officeooo:rsid="00cbedc4" officeooo:paragraph-rsid="00cbedc4"/>
    </style:style>
    <style:style style:name="P32" style:family="paragraph" style:parent-style-name="Text_20_body">
      <style:text-properties officeooo:rsid="00dd206a" officeooo:paragraph-rsid="00dd206a"/>
    </style:style>
    <style:style style:name="P33" style:family="paragraph" style:parent-style-name="Text_20_body">
      <style:text-properties officeooo:rsid="00ce02ed" officeooo:paragraph-rsid="00ce02ed"/>
    </style:style>
    <style:style style:name="P34" style:family="paragraph" style:parent-style-name="Text_20_body">
      <style:text-properties officeooo:rsid="00ce02ed" officeooo:paragraph-rsid="00dbe44a"/>
    </style:style>
    <style:style style:name="P35" style:family="paragraph" style:parent-style-name="Text_20_body">
      <style:text-properties officeooo:rsid="00cad87b" officeooo:paragraph-rsid="00cad87b"/>
    </style:style>
    <style:style style:name="P36" style:family="paragraph" style:parent-style-name="Text_20_body">
      <style:text-properties officeooo:rsid="01003f1e" officeooo:paragraph-rsid="01003f1e"/>
    </style:style>
    <style:style style:name="P37" style:family="paragraph" style:parent-style-name="Text_20_body">
      <style:text-properties officeooo:rsid="01198909" officeooo:paragraph-rsid="01198909"/>
    </style:style>
    <style:style style:name="P38" style:family="paragraph" style:parent-style-name="Text_20_body">
      <style:text-properties officeooo:paragraph-rsid="000b6d09"/>
    </style:style>
    <style:style style:name="P39" style:family="paragraph" style:parent-style-name="Table_20_Contents">
      <style:text-properties officeooo:rsid="0085b4e6" officeooo:paragraph-rsid="00c5ffe6" fo:background-color="transparent"/>
    </style:style>
    <style:style style:name="P40" style:family="paragraph" style:parent-style-name="Table_20_Contents">
      <style:paragraph-properties fo:text-align="center" style:justify-single-word="false"/>
      <style:text-properties officeooo:rsid="0085b4e6" officeooo:paragraph-rsid="0085b4e6" fo:background-color="transparent"/>
    </style:style>
    <style:style style:name="P41" style:family="paragraph" style:parent-style-name="Table_20_Contents">
      <style:paragraph-properties fo:text-align="center" style:justify-single-word="false">
        <style:tab-stops>
          <style:tab-stop style:position="1.81cm"/>
        </style:tab-stops>
      </style:paragraph-properties>
      <style:text-properties officeooo:rsid="0085b4e6" officeooo:paragraph-rsid="0085b4e6" fo:background-color="transparent"/>
    </style:style>
    <style:style style:name="P42" style:family="paragraph" style:parent-style-name="Table_20_Contents">
      <style:paragraph-properties fo:text-align="center" style:justify-single-word="false"/>
      <style:text-properties officeooo:rsid="0085b4e6" officeooo:paragraph-rsid="00c5ffe6" fo:background-color="transparent"/>
    </style:style>
    <style:style style:name="P43" style:family="paragraph" style:parent-style-name="Table_20_Contents">
      <style:text-properties officeooo:rsid="0085b4e6" officeooo:paragraph-rsid="0085b4e6" fo:background-color="transparent"/>
    </style:style>
    <style:style style:name="P44" style:family="paragraph" style:parent-style-name="Table_20_Contents">
      <style:text-properties officeooo:rsid="0085b4e6" officeooo:paragraph-rsid="00c28e94" fo:background-color="transparent"/>
    </style:style>
    <style:style style:name="P45" style:family="paragraph" style:parent-style-name="Table_20_Contents">
      <style:text-properties officeooo:rsid="00c48162" officeooo:paragraph-rsid="00c48162" fo:background-color="transparent"/>
    </style:style>
    <style:style style:name="P46" style:family="paragraph" style:parent-style-name="Table_20_Contents">
      <style:text-properties officeooo:rsid="00c48162" officeooo:paragraph-rsid="00fe8c72" fo:background-color="transparent"/>
    </style:style>
    <style:style style:name="P47" style:family="paragraph" style:parent-style-name="Table_20_Contents">
      <style:paragraph-properties fo:text-align="center" style:justify-single-word="false"/>
      <style:text-properties officeooo:rsid="00c48162" officeooo:paragraph-rsid="00c48162" fo:background-color="transparent"/>
    </style:style>
    <style:style style:name="P48" style:family="paragraph" style:parent-style-name="Table_20_Contents">
      <style:paragraph-properties fo:text-align="center" style:justify-single-word="false"/>
      <style:text-properties officeooo:rsid="00fe8c72" officeooo:paragraph-rsid="00c48162" fo:background-color="transparent"/>
    </style:style>
    <style:style style:name="P49" style:family="paragraph" style:parent-style-name="Table_20_Contents">
      <style:paragraph-properties fo:text-align="center" style:justify-single-word="false"/>
      <style:text-properties officeooo:rsid="00fe8c72" officeooo:paragraph-rsid="00c5806d" fo:background-color="transparent"/>
    </style:style>
    <style:style style:name="P50" style:family="paragraph" style:parent-style-name="Table_20_Contents">
      <style:paragraph-properties fo:text-align="center" style:justify-single-word="false"/>
      <style:text-properties officeooo:rsid="00c5806d" officeooo:paragraph-rsid="00c5806d" fo:background-color="transparent"/>
    </style:style>
    <style:style style:name="P51" style:family="paragraph" style:parent-style-name="Table_20_Contents">
      <style:paragraph-properties fo:text-align="center" style:justify-single-word="false"/>
      <style:text-properties officeooo:rsid="00c5806d" officeooo:paragraph-rsid="00c5ffe6" fo:background-color="transparent"/>
    </style:style>
    <style:style style:name="P52" style:family="paragraph" style:parent-style-name="Table_20_Contents">
      <style:text-properties officeooo:rsid="00c5806d" officeooo:paragraph-rsid="00c5806d" fo:background-color="transparent"/>
    </style:style>
    <style:style style:name="P53" style:family="paragraph" style:parent-style-name="Table_20_Contents">
      <style:text-properties officeooo:rsid="0084af73" officeooo:paragraph-rsid="0084af73" fo:background-color="transparent"/>
    </style:style>
    <style:style style:name="P54" style:family="paragraph" style:parent-style-name="Table_20_Contents">
      <style:paragraph-properties fo:text-align="center" style:justify-single-word="false"/>
      <style:text-properties officeooo:rsid="0084af73" officeooo:paragraph-rsid="0084af73" fo:background-color="transparent"/>
    </style:style>
    <style:style style:name="P55" style:family="paragraph" style:parent-style-name="Table_20_Contents">
      <style:text-properties officeooo:rsid="0084af73" officeooo:paragraph-rsid="0085b4e6" fo:background-color="transparent"/>
    </style:style>
    <style:style style:name="P56" style:family="paragraph" style:parent-style-name="Table_20_Contents">
      <style:text-properties officeooo:rsid="0084af73" officeooo:paragraph-rsid="00be02cf" fo:background-color="transparent"/>
    </style:style>
    <style:style style:name="P57" style:family="paragraph" style:parent-style-name="Table_20_Contents">
      <style:text-properties officeooo:rsid="009ee700" officeooo:paragraph-rsid="009ee700" fo:background-color="transparent"/>
    </style:style>
    <style:style style:name="P58" style:family="paragraph" style:parent-style-name="Table_20_Contents">
      <style:paragraph-properties fo:text-align="center" style:justify-single-word="false"/>
      <style:text-properties fo:background-color="transparent"/>
    </style:style>
    <style:style style:name="P59" style:family="paragraph" style:parent-style-name="Table_20_Contents">
      <style:paragraph-properties fo:text-align="center" style:justify-single-word="false"/>
      <style:text-properties officeooo:paragraph-rsid="00c5ffe6" fo:background-color="transparent"/>
    </style:style>
    <style:style style:name="P60" style:family="paragraph" style:parent-style-name="Table_20_Contents">
      <style:paragraph-properties fo:text-align="center" style:justify-single-word="false"/>
      <style:text-properties officeooo:rsid="00bd5ce4" officeooo:paragraph-rsid="00bd5ce4" fo:background-color="transparent"/>
    </style:style>
    <style:style style:name="P61" style:family="paragraph" style:parent-style-name="Table_20_Contents">
      <style:paragraph-properties fo:text-align="center" style:justify-single-word="false"/>
      <style:text-properties officeooo:rsid="00bd5ce4" officeooo:paragraph-rsid="00c5ffe6" fo:background-color="transparent"/>
    </style:style>
    <style:style style:name="P62" style:family="paragraph" style:parent-style-name="Table_20_Contents">
      <style:paragraph-properties fo:text-align="center" style:justify-single-word="false"/>
      <style:text-properties officeooo:rsid="00bd5ce4" officeooo:paragraph-rsid="00c73e80" fo:background-color="transparent"/>
    </style:style>
    <style:style style:name="P63" style:family="paragraph" style:parent-style-name="Table_20_Contents">
      <style:text-properties officeooo:rsid="00bd5ce4" officeooo:paragraph-rsid="00bd5ce4" fo:background-color="transparent"/>
    </style:style>
    <style:style style:name="P64" style:family="paragraph" style:parent-style-name="Table_20_Contents">
      <style:paragraph-properties fo:text-align="center" style:justify-single-word="false"/>
      <style:text-properties officeooo:rsid="00be02cf" officeooo:paragraph-rsid="00be02cf" fo:background-color="transparent"/>
    </style:style>
    <style:style style:name="P65" style:family="paragraph" style:parent-style-name="Table_20_Contents">
      <style:text-properties officeooo:rsid="00be02cf" officeooo:paragraph-rsid="00be02cf" fo:background-color="transparent"/>
    </style:style>
    <style:style style:name="P66" style:family="paragraph" style:parent-style-name="Table_20_Contents">
      <style:text-properties officeooo:rsid="00be02cf" officeooo:paragraph-rsid="00c28e94" fo:background-color="transparent"/>
    </style:style>
    <style:style style:name="P67" style:family="paragraph" style:parent-style-name="Table_20_Contents">
      <style:text-properties officeooo:rsid="00bf2742" officeooo:paragraph-rsid="00bf2742" fo:background-color="transparent"/>
    </style:style>
    <style:style style:name="P68" style:family="paragraph" style:parent-style-name="Table_20_Contents">
      <style:paragraph-properties fo:text-align="center" style:justify-single-word="false"/>
      <style:text-properties officeooo:rsid="00bf2742" officeooo:paragraph-rsid="00bf2742" fo:background-color="transparent"/>
    </style:style>
    <style:style style:name="P69" style:family="paragraph" style:parent-style-name="Table_20_Contents">
      <style:paragraph-properties fo:text-align="center" style:justify-single-word="false"/>
      <style:text-properties officeooo:rsid="00bf2742" officeooo:paragraph-rsid="00c02f0a" fo:background-color="transparent"/>
    </style:style>
    <style:style style:name="P70" style:family="paragraph" style:parent-style-name="Table_20_Contents">
      <style:text-properties officeooo:rsid="00bf2742" officeooo:paragraph-rsid="00c0a17e" fo:background-color="transparent"/>
    </style:style>
    <style:style style:name="P71" style:family="paragraph" style:parent-style-name="Table_20_Contents">
      <style:paragraph-properties fo:text-align="center" style:justify-single-word="false"/>
      <style:text-properties officeooo:rsid="00c02f0a" officeooo:paragraph-rsid="00c02f0a" fo:background-color="transparent"/>
    </style:style>
    <style:style style:name="P72" style:family="paragraph" style:parent-style-name="Table_20_Contents">
      <style:text-properties officeooo:rsid="00c02f0a" officeooo:paragraph-rsid="00c02f0a" fo:background-color="transparent"/>
    </style:style>
    <style:style style:name="P73" style:family="paragraph" style:parent-style-name="Table_20_Contents">
      <style:paragraph-properties fo:text-align="center" style:justify-single-word="false"/>
      <style:text-properties officeooo:rsid="00c0a17e" officeooo:paragraph-rsid="00c0a17e" fo:background-color="transparent"/>
    </style:style>
    <style:style style:name="P74" style:family="paragraph" style:parent-style-name="Table_20_Contents">
      <style:text-properties officeooo:rsid="00c0a17e" officeooo:paragraph-rsid="00c0a17e" fo:background-color="transparent"/>
    </style:style>
    <style:style style:name="P75" style:family="paragraph" style:parent-style-name="Table_20_Contents">
      <style:text-properties officeooo:rsid="00c0a17e" officeooo:paragraph-rsid="00c58fb1" fo:background-color="transparent"/>
    </style:style>
    <style:style style:name="P76" style:family="paragraph" style:parent-style-name="Table_20_Contents">
      <style:paragraph-properties fo:text-align="center" style:justify-single-word="false">
        <style:tab-stops>
          <style:tab-stop style:position="1.81cm"/>
        </style:tab-stops>
      </style:paragraph-properties>
      <style:text-properties officeooo:rsid="00c28e94" officeooo:paragraph-rsid="00c28e94" fo:background-color="transparent"/>
    </style:style>
    <style:style style:name="P77" style:family="paragraph" style:parent-style-name="Table_20_Contents">
      <style:paragraph-properties fo:text-align="center" style:justify-single-word="false"/>
      <style:text-properties officeooo:rsid="00c28e94" officeooo:paragraph-rsid="00c28e94" fo:background-color="transparent"/>
    </style:style>
    <style:style style:name="P78" style:family="paragraph" style:parent-style-name="Table_20_Contents">
      <style:text-properties officeooo:rsid="00c28e94" officeooo:paragraph-rsid="00c28e94" fo:background-color="transparent"/>
    </style:style>
    <style:style style:name="P79" style:family="paragraph" style:parent-style-name="Table_20_Contents">
      <style:text-properties officeooo:rsid="00c28e94" officeooo:paragraph-rsid="00c3ee0a" fo:background-color="transparent"/>
    </style:style>
    <style:style style:name="P80" style:family="paragraph" style:parent-style-name="Table_20_Contents">
      <style:paragraph-properties fo:text-align="center" style:justify-single-word="false"/>
      <style:text-properties officeooo:rsid="00c3ee0a" officeooo:paragraph-rsid="00c3ee0a" fo:background-color="transparent"/>
    </style:style>
    <style:style style:name="P81" style:family="paragraph" style:parent-style-name="Table_20_Contents">
      <style:text-properties officeooo:rsid="00c3ee0a" officeooo:paragraph-rsid="00c3ee0a" fo:background-color="transparent"/>
    </style:style>
    <style:style style:name="P82" style:family="paragraph" style:parent-style-name="Table_20_Contents">
      <style:paragraph-properties fo:text-align="center" style:justify-single-word="false"/>
      <style:text-properties officeooo:rsid="00c58fb1" officeooo:paragraph-rsid="00c58fb1" fo:background-color="transparent"/>
    </style:style>
    <style:style style:name="P83" style:family="paragraph" style:parent-style-name="Table_20_Contents">
      <style:text-properties officeooo:rsid="00c58fb1" officeooo:paragraph-rsid="00c58fb1" fo:background-color="transparent"/>
    </style:style>
    <style:style style:name="P84" style:family="paragraph" style:parent-style-name="Table_20_Contents">
      <style:text-properties officeooo:rsid="00c73e80" officeooo:paragraph-rsid="00c73e80" fo:background-color="transparent"/>
    </style:style>
    <style:style style:name="P85" style:family="paragraph" style:parent-style-name="Table_20_Contents">
      <style:paragraph-properties fo:text-align="center" style:justify-single-word="false"/>
      <style:text-properties officeooo:rsid="00c73e80" officeooo:paragraph-rsid="00c73e80" fo:background-color="transparent"/>
    </style:style>
    <style:style style:name="P86" style:family="paragraph" style:parent-style-name="Table_20_Contents">
      <style:paragraph-properties fo:text-align="center" style:justify-single-word="false"/>
      <style:text-properties officeooo:rsid="004b4ff3" officeooo:paragraph-rsid="004b4ff3" fo:background-color="transparent"/>
    </style:style>
    <style:style style:name="P87" style:family="paragraph" style:parent-style-name="Table_20_Contents">
      <style:paragraph-properties fo:text-align="center" style:justify-single-word="false"/>
      <style:text-properties officeooo:rsid="004b4ff3" officeooo:paragraph-rsid="00dbe44a" fo:background-color="transparent"/>
    </style:style>
    <style:style style:name="P88" style:family="paragraph" style:parent-style-name="Table_20_Contents">
      <style:text-properties officeooo:rsid="004b4ff3" officeooo:paragraph-rsid="004d79ca" fo:background-color="transparent"/>
    </style:style>
    <style:style style:name="P89" style:family="paragraph" style:parent-style-name="Table_20_Contents">
      <style:text-properties officeooo:rsid="004b4ff3" officeooo:paragraph-rsid="004b4ff3" fo:background-color="transparent"/>
    </style:style>
    <style:style style:name="P90" style:family="paragraph" style:parent-style-name="Table_20_Contents">
      <style:text-properties officeooo:rsid="004b4ff3" officeooo:paragraph-rsid="00dbe44a" fo:background-color="transparent"/>
    </style:style>
    <style:style style:name="P91" style:family="paragraph" style:parent-style-name="Table_20_Contents">
      <style:text-properties officeooo:rsid="004b4ff3" officeooo:paragraph-rsid="00e3a67d" fo:background-color="transparent"/>
    </style:style>
    <style:style style:name="P92" style:family="paragraph" style:parent-style-name="Table_20_Contents">
      <style:paragraph-properties fo:text-align="center" style:justify-single-word="false"/>
      <style:text-properties officeooo:rsid="004c2182" officeooo:paragraph-rsid="004c2182" fo:background-color="transparent"/>
    </style:style>
    <style:style style:name="P93" style:family="paragraph" style:parent-style-name="Table_20_Contents">
      <style:paragraph-properties fo:text-align="center" style:justify-single-word="false"/>
      <style:text-properties officeooo:rsid="004c2182" officeooo:paragraph-rsid="00dbe44a" fo:background-color="transparent"/>
    </style:style>
    <style:style style:name="P94" style:family="paragraph" style:parent-style-name="Table_20_Contents">
      <style:paragraph-properties fo:text-align="center" style:justify-single-word="false"/>
      <style:text-properties officeooo:rsid="004c2182" officeooo:paragraph-rsid="004b4ff3" fo:background-color="transparent"/>
    </style:style>
    <style:style style:name="P95" style:family="paragraph" style:parent-style-name="Table_20_Contents">
      <style:text-properties officeooo:rsid="004c2182" officeooo:paragraph-rsid="004d79ca" fo:background-color="transparent"/>
    </style:style>
    <style:style style:name="P96" style:family="paragraph" style:parent-style-name="Table_20_Contents">
      <style:text-properties officeooo:rsid="004c2182" officeooo:paragraph-rsid="004c2182" fo:background-color="transparent"/>
    </style:style>
    <style:style style:name="P97" style:family="paragraph" style:parent-style-name="Table_20_Contents">
      <style:text-properties officeooo:rsid="004c2182" officeooo:paragraph-rsid="00cccb39" fo:background-color="transparent"/>
    </style:style>
    <style:style style:name="P98" style:family="paragraph" style:parent-style-name="Table_20_Contents">
      <style:text-properties officeooo:rsid="004c2182" officeooo:paragraph-rsid="00ce02ed" fo:background-color="transparent"/>
    </style:style>
    <style:style style:name="P99" style:family="paragraph" style:parent-style-name="Table_20_Contents">
      <style:text-properties officeooo:rsid="004c2182" officeooo:paragraph-rsid="00cf882d" fo:background-color="transparent"/>
    </style:style>
    <style:style style:name="P100" style:family="paragraph" style:parent-style-name="Table_20_Contents">
      <style:text-properties officeooo:rsid="004c2182" officeooo:paragraph-rsid="00dbe44a" fo:background-color="transparent"/>
    </style:style>
    <style:style style:name="P101" style:family="paragraph" style:parent-style-name="Table_20_Contents">
      <style:text-properties officeooo:rsid="004c2182" officeooo:paragraph-rsid="00e2307d" fo:background-color="transparent"/>
    </style:style>
    <style:style style:name="P102" style:family="paragraph" style:parent-style-name="Table_20_Contents">
      <style:paragraph-properties fo:text-align="center" style:justify-single-word="false"/>
      <style:text-properties officeooo:rsid="0052785e" officeooo:paragraph-rsid="0052785e" fo:background-color="transparent"/>
    </style:style>
    <style:style style:name="P103" style:family="paragraph" style:parent-style-name="Table_20_Contents">
      <style:text-properties officeooo:rsid="0052785e" officeooo:paragraph-rsid="0052785e" fo:background-color="transparent"/>
    </style:style>
    <style:style style:name="P104" style:family="paragraph" style:parent-style-name="Table_20_Contents">
      <style:paragraph-properties fo:text-align="center" style:justify-single-word="false"/>
      <style:text-properties officeooo:rsid="004d79ca" officeooo:paragraph-rsid="004d79ca" fo:background-color="transparent"/>
    </style:style>
    <style:style style:name="P105" style:family="paragraph" style:parent-style-name="Table_20_Contents">
      <style:paragraph-properties fo:text-align="center" style:justify-single-word="false"/>
      <style:text-properties officeooo:rsid="004d79ca" officeooo:paragraph-rsid="00dbe44a" fo:background-color="transparent"/>
    </style:style>
    <style:style style:name="P106" style:family="paragraph" style:parent-style-name="Table_20_Contents">
      <style:text-properties officeooo:rsid="004d79ca" officeooo:paragraph-rsid="004d79ca" fo:background-color="transparent"/>
    </style:style>
    <style:style style:name="P107" style:family="paragraph" style:parent-style-name="Table_20_Contents">
      <style:text-properties officeooo:rsid="004fbdc8" officeooo:paragraph-rsid="004fbdc8" fo:background-color="transparent"/>
    </style:style>
    <style:style style:name="P108" style:family="paragraph" style:parent-style-name="Table_20_Contents">
      <style:text-properties officeooo:rsid="00cf882d" officeooo:paragraph-rsid="00cf882d" fo:background-color="transparent"/>
    </style:style>
    <style:style style:name="P109" style:family="paragraph" style:parent-style-name="Table_20_Contents">
      <style:text-properties officeooo:rsid="00cf882d" officeooo:paragraph-rsid="00d0dad7" fo:background-color="transparent"/>
    </style:style>
    <style:style style:name="P110" style:family="paragraph" style:parent-style-name="Table_20_Contents">
      <style:text-properties officeooo:rsid="00d0dad7" officeooo:paragraph-rsid="00d0dad7" fo:background-color="transparent"/>
    </style:style>
    <style:style style:name="P111" style:family="paragraph" style:parent-style-name="Table_20_Contents">
      <style:paragraph-properties fo:text-align="center" style:justify-single-word="false"/>
      <style:text-properties officeooo:rsid="00d0dad7" officeooo:paragraph-rsid="00d0dad7" fo:background-color="transparent"/>
    </style:style>
    <style:style style:name="P112" style:family="paragraph" style:parent-style-name="Table_20_Contents">
      <style:text-properties officeooo:rsid="00d1dd33" officeooo:paragraph-rsid="00d1dd33" fo:background-color="transparent"/>
    </style:style>
    <style:style style:name="P113" style:family="paragraph" style:parent-style-name="Table_20_Contents">
      <style:text-properties officeooo:rsid="00d1dd33" officeooo:paragraph-rsid="00d2e342" fo:background-color="transparent"/>
    </style:style>
    <style:style style:name="P114" style:family="paragraph" style:parent-style-name="Table_20_Contents">
      <style:text-properties officeooo:rsid="00d1dd33" officeooo:paragraph-rsid="00d6f2a5" fo:background-color="transparent"/>
    </style:style>
    <style:style style:name="P115" style:family="paragraph" style:parent-style-name="Table_20_Contents">
      <style:text-properties officeooo:rsid="00d1dd33" officeooo:paragraph-rsid="00d7e879" fo:background-color="transparent"/>
    </style:style>
    <style:style style:name="P116" style:family="paragraph" style:parent-style-name="Table_20_Contents">
      <style:text-properties officeooo:rsid="00d1dd33" officeooo:paragraph-rsid="00da5ad5" fo:background-color="transparent"/>
    </style:style>
    <style:style style:name="P117" style:family="paragraph" style:parent-style-name="Table_20_Contents">
      <style:text-properties officeooo:rsid="00d1dd33" officeooo:paragraph-rsid="00dbe44a" fo:background-color="transparent"/>
    </style:style>
    <style:style style:name="P118" style:family="paragraph" style:parent-style-name="Table_20_Contents">
      <style:text-properties officeooo:rsid="00d1dd33" officeooo:paragraph-rsid="00e3a67d" fo:background-color="transparent"/>
    </style:style>
    <style:style style:name="P119" style:family="paragraph" style:parent-style-name="Table_20_Contents">
      <style:paragraph-properties fo:text-align="center" style:justify-single-word="false"/>
      <style:text-properties officeooo:rsid="00d2e342" officeooo:paragraph-rsid="00d2e342" fo:background-color="transparent"/>
    </style:style>
    <style:style style:name="P120" style:family="paragraph" style:parent-style-name="Table_20_Contents">
      <style:paragraph-properties fo:text-align="center" style:justify-single-word="false"/>
      <style:text-properties officeooo:rsid="00d2e342" officeooo:paragraph-rsid="00dbe44a" fo:background-color="transparent"/>
    </style:style>
    <style:style style:name="P121" style:family="paragraph" style:parent-style-name="Table_20_Contents">
      <style:text-properties officeooo:rsid="00d2e342" officeooo:paragraph-rsid="00d2e342" fo:background-color="transparent"/>
    </style:style>
    <style:style style:name="P122" style:family="paragraph" style:parent-style-name="Table_20_Contents">
      <style:paragraph-properties fo:text-align="center" style:justify-single-word="false"/>
      <style:text-properties officeooo:rsid="00d46afd" officeooo:paragraph-rsid="00d46afd" fo:background-color="transparent"/>
    </style:style>
    <style:style style:name="P123" style:family="paragraph" style:parent-style-name="Table_20_Contents">
      <style:paragraph-properties fo:text-align="center" style:justify-single-word="false"/>
      <style:text-properties officeooo:rsid="00d46afd" officeooo:paragraph-rsid="00dbe44a" fo:background-color="transparent"/>
    </style:style>
    <style:style style:name="P124" style:family="paragraph" style:parent-style-name="Table_20_Contents">
      <style:text-properties officeooo:rsid="00d46afd" officeooo:paragraph-rsid="00d46afd" fo:background-color="transparent"/>
    </style:style>
    <style:style style:name="P125" style:family="paragraph" style:parent-style-name="Table_20_Contents">
      <style:paragraph-properties fo:text-align="center" style:justify-single-word="false"/>
      <style:text-properties officeooo:rsid="00d542ad" officeooo:paragraph-rsid="00d542ad" fo:background-color="transparent"/>
    </style:style>
    <style:style style:name="P126" style:family="paragraph" style:parent-style-name="Table_20_Contents">
      <style:text-properties officeooo:rsid="00d542ad" officeooo:paragraph-rsid="00d542ad" fo:background-color="transparent"/>
    </style:style>
    <style:style style:name="P127" style:family="paragraph" style:parent-style-name="Table_20_Contents">
      <style:paragraph-properties fo:text-align="center" style:justify-single-word="false"/>
      <style:text-properties officeooo:rsid="00d6ccaf" officeooo:paragraph-rsid="00d6ccaf" fo:background-color="transparent"/>
    </style:style>
    <style:style style:name="P128" style:family="paragraph" style:parent-style-name="Table_20_Contents">
      <style:paragraph-properties fo:text-align="center" style:justify-single-word="false"/>
      <style:text-properties officeooo:rsid="00d6ccaf" officeooo:paragraph-rsid="00dbe44a" fo:background-color="transparent"/>
    </style:style>
    <style:style style:name="P129" style:family="paragraph" style:parent-style-name="Table_20_Contents">
      <style:text-properties officeooo:rsid="00d6d7a9" officeooo:paragraph-rsid="00d6d7a9" fo:background-color="transparent"/>
    </style:style>
    <style:style style:name="P130" style:family="paragraph" style:parent-style-name="Table_20_Contents">
      <style:paragraph-properties fo:text-align="center" style:justify-single-word="false"/>
      <style:text-properties officeooo:rsid="00d6d7a9" officeooo:paragraph-rsid="00d6d7a9" fo:background-color="transparent"/>
    </style:style>
    <style:style style:name="P131" style:family="paragraph" style:parent-style-name="Table_20_Contents">
      <style:text-properties officeooo:rsid="00d6f2a5" officeooo:paragraph-rsid="00d6f2a5" fo:background-color="transparent"/>
    </style:style>
    <style:style style:name="P132" style:family="paragraph" style:parent-style-name="Table_20_Contents">
      <style:paragraph-properties fo:text-align="center" style:justify-single-word="false"/>
      <style:text-properties officeooo:rsid="00d6f2a5" officeooo:paragraph-rsid="00d6f2a5" fo:background-color="transparent"/>
    </style:style>
    <style:style style:name="P133" style:family="paragraph" style:parent-style-name="Table_20_Contents">
      <style:text-properties officeooo:rsid="00d7e879" officeooo:paragraph-rsid="00d7e879" fo:background-color="transparent"/>
    </style:style>
    <style:style style:name="P134" style:family="paragraph" style:parent-style-name="Table_20_Contents">
      <style:paragraph-properties fo:text-align="center" style:justify-single-word="false"/>
      <style:text-properties officeooo:rsid="00d7e879" officeooo:paragraph-rsid="00d7e879" fo:background-color="transparent"/>
    </style:style>
    <style:style style:name="P135" style:family="paragraph" style:parent-style-name="Table_20_Contents">
      <style:paragraph-properties fo:text-align="center" style:justify-single-word="false"/>
      <style:text-properties officeooo:rsid="00d93dd8" officeooo:paragraph-rsid="00d93dd8" fo:background-color="transparent"/>
    </style:style>
    <style:style style:name="P136" style:family="paragraph" style:parent-style-name="Table_20_Contents">
      <style:text-properties officeooo:rsid="00d93dd8" officeooo:paragraph-rsid="00d93dd8" fo:background-color="transparent"/>
    </style:style>
    <style:style style:name="P137" style:family="paragraph" style:parent-style-name="Table_20_Contents">
      <style:text-properties officeooo:rsid="00da5ad5" officeooo:paragraph-rsid="00da5ad5" fo:background-color="transparent"/>
    </style:style>
    <style:style style:name="P138" style:family="paragraph" style:parent-style-name="Table_20_Contents">
      <style:paragraph-properties fo:text-align="center" style:justify-single-word="false"/>
      <style:text-properties officeooo:rsid="00da5ad5" officeooo:paragraph-rsid="00da5ad5" fo:background-color="transparent"/>
    </style:style>
    <style:style style:name="P139" style:family="paragraph" style:parent-style-name="Table_20_Contents">
      <style:paragraph-properties fo:text-align="center" style:justify-single-word="false"/>
      <style:text-properties officeooo:rsid="00dbe44a" officeooo:paragraph-rsid="00dbe44a" fo:background-color="transparent"/>
    </style:style>
    <style:style style:name="P140" style:family="paragraph" style:parent-style-name="Table_20_Contents">
      <style:text-properties officeooo:rsid="00dbe44a" officeooo:paragraph-rsid="00dbe44a" fo:background-color="transparent"/>
    </style:style>
    <style:style style:name="P141" style:family="paragraph" style:parent-style-name="Table_20_Contents">
      <style:paragraph-properties fo:text-align="center" style:justify-single-word="false"/>
      <style:text-properties officeooo:rsid="00dec6d2" officeooo:paragraph-rsid="00dec6d2" fo:background-color="transparent"/>
    </style:style>
    <style:style style:name="P142" style:family="paragraph" style:parent-style-name="Table_20_Contents">
      <style:text-properties officeooo:rsid="00dec6d2" officeooo:paragraph-rsid="00dec6d2" fo:background-color="transparent"/>
    </style:style>
    <style:style style:name="P143" style:family="paragraph" style:parent-style-name="Table_20_Contents">
      <style:text-properties officeooo:rsid="00dec6d2" officeooo:paragraph-rsid="00e1810f" fo:background-color="transparent"/>
    </style:style>
    <style:style style:name="P144" style:family="paragraph" style:parent-style-name="Table_20_Contents">
      <style:text-properties officeooo:rsid="00dec6d2" officeooo:paragraph-rsid="00e2307d" fo:background-color="transparent"/>
    </style:style>
    <style:style style:name="P145" style:family="paragraph" style:parent-style-name="Table_20_Contents">
      <style:text-properties officeooo:rsid="00dec6d2" officeooo:paragraph-rsid="0110cd32" fo:background-color="transparent"/>
    </style:style>
    <style:style style:name="P146" style:family="paragraph" style:parent-style-name="Table_20_Contents">
      <style:text-properties officeooo:rsid="00e022d6" officeooo:paragraph-rsid="00e022d6" fo:background-color="transparent"/>
    </style:style>
    <style:style style:name="P147" style:family="paragraph" style:parent-style-name="Table_20_Contents">
      <style:text-properties officeooo:rsid="00e1810f" officeooo:paragraph-rsid="00e1810f" fo:background-color="transparent"/>
    </style:style>
    <style:style style:name="P148" style:family="paragraph" style:parent-style-name="Table_20_Contents">
      <style:text-properties officeooo:rsid="00e1810f" officeooo:paragraph-rsid="0110cd32" fo:background-color="transparent"/>
    </style:style>
    <style:style style:name="P149" style:family="paragraph" style:parent-style-name="Table_20_Contents">
      <style:text-properties officeooo:rsid="00e2307d" officeooo:paragraph-rsid="00e2307d" fo:background-color="transparent"/>
    </style:style>
    <style:style style:name="P150" style:family="paragraph" style:parent-style-name="Table_20_Contents">
      <style:text-properties officeooo:rsid="00e28107" officeooo:paragraph-rsid="00e28107" fo:background-color="transparent"/>
    </style:style>
    <style:style style:name="P151" style:family="paragraph" style:parent-style-name="Table_20_Contents">
      <style:text-properties officeooo:rsid="00e28107" officeooo:paragraph-rsid="0110cd32" fo:background-color="transparent"/>
    </style:style>
    <style:style style:name="P152" style:family="paragraph" style:parent-style-name="Table_20_Contents">
      <style:text-properties officeooo:rsid="00e29278" officeooo:paragraph-rsid="00e29278" fo:background-color="transparent"/>
    </style:style>
    <style:style style:name="P153" style:family="paragraph" style:parent-style-name="Table_20_Contents">
      <style:text-properties officeooo:rsid="01091d62" officeooo:paragraph-rsid="01091d62" fo:background-color="transparent"/>
    </style:style>
    <style:style style:name="P154" style:family="paragraph" style:parent-style-name="Table_20_Contents">
      <style:paragraph-properties fo:text-align="center" style:justify-single-word="false"/>
      <style:text-properties officeooo:rsid="01091d62" officeooo:paragraph-rsid="00c73e80" fo:background-color="transparent"/>
    </style:style>
    <style:style style:name="P155" style:family="paragraph" style:parent-style-name="Table_20_Contents">
      <style:paragraph-properties fo:text-align="center" style:justify-single-word="false"/>
      <style:text-properties officeooo:rsid="01091d62" officeooo:paragraph-rsid="01091d62" fo:background-color="transparent"/>
    </style:style>
    <style:style style:name="P156" style:family="paragraph" style:parent-style-name="Table_20_Contents">
      <style:paragraph-properties fo:text-align="center" style:justify-single-word="false"/>
      <style:text-properties officeooo:rsid="010e4b0f" officeooo:paragraph-rsid="010e4b0f" fo:background-color="transparent"/>
    </style:style>
    <style:style style:name="P157" style:family="paragraph" style:parent-style-name="Table_20_Contents">
      <style:text-properties officeooo:rsid="010e4b0f" officeooo:paragraph-rsid="010e4b0f" fo:background-color="transparent"/>
    </style:style>
    <style:style style:name="P158" style:family="paragraph" style:parent-style-name="Table_20_Contents">
      <style:text-properties officeooo:rsid="0110cd32" officeooo:paragraph-rsid="0110cd32" fo:background-color="transparent"/>
    </style:style>
    <style:style style:name="P159" style:family="paragraph" style:parent-style-name="Table_20_Contents">
      <style:paragraph-properties fo:text-align="center" style:justify-single-word="false"/>
      <style:text-properties officeooo:rsid="0110cd32" officeooo:paragraph-rsid="0110cd32" fo:background-color="transparent"/>
    </style:style>
    <style:style style:name="P160" style:family="paragraph" style:parent-style-name="Table_20_Contents">
      <style:text-properties fo:font-weight="normal" officeooo:rsid="00c5806d" officeooo:paragraph-rsid="00c5806d" fo:background-color="transparent" style:font-weight-asian="normal" style:font-weight-complex="normal"/>
    </style:style>
    <style:style style:name="P161" style:family="paragraph" style:parent-style-name="Table_20_Contents">
      <style:paragraph-properties fo:text-align="center" style:justify-single-word="false"/>
      <style:text-properties fo:font-weight="normal" officeooo:rsid="00d46afd" officeooo:paragraph-rsid="00d46afd" fo:background-color="transparent" style:font-weight-asian="normal" style:font-weight-complex="normal"/>
    </style:style>
    <style:style style:name="P162" style:family="paragraph" style:parent-style-name="Table_20_Contents">
      <style:paragraph-properties fo:text-align="center" style:justify-single-word="false"/>
      <style:text-properties fo:font-weight="normal" officeooo:rsid="00d46afd" officeooo:paragraph-rsid="00dbe44a" fo:background-color="transparent" style:font-weight-asian="normal" style:font-weight-complex="normal"/>
    </style:style>
    <style:style style:name="P163" style:family="paragraph" style:parent-style-name="Table_20_Contents">
      <style:text-properties fo:font-weight="normal" officeooo:rsid="00d46afd" officeooo:paragraph-rsid="00d46afd" fo:background-color="transparent" style:font-weight-asian="normal" style:font-weight-complex="normal"/>
    </style:style>
    <style:style style:name="P164" style:family="paragraph" style:parent-style-name="Table_20_Contents">
      <style:text-properties fo:font-weight="normal" officeooo:rsid="00d46afd" officeooo:paragraph-rsid="00d7e879" fo:background-color="transparent" style:font-weight-asian="normal" style:font-weight-complex="normal"/>
    </style:style>
    <style:style style:name="P165" style:family="paragraph" style:parent-style-name="Table_20_Contents">
      <style:text-properties fo:font-weight="normal" officeooo:rsid="00d7e879" officeooo:paragraph-rsid="00d7e879" fo:background-color="transparent" style:font-weight-asian="normal" style:font-weight-complex="normal"/>
    </style:style>
    <style:style style:name="P166" style:family="paragraph" style:parent-style-name="Table_20_Contents">
      <style:text-properties fo:font-weight="normal" officeooo:rsid="00d7e879" officeooo:paragraph-rsid="00d93dd8" fo:background-color="transparent" style:font-weight-asian="normal" style:font-weight-complex="normal"/>
    </style:style>
    <style:style style:name="P167" style:family="paragraph" style:parent-style-name="Table_20_Contents">
      <style:paragraph-properties fo:text-align="center" style:justify-single-word="false"/>
      <style:text-properties fo:font-weight="bold" officeooo:rsid="004b4ff3" officeooo:paragraph-rsid="004b4ff3" fo:background-color="transparent" style:font-weight-asian="bold" style:font-weight-complex="bold"/>
    </style:style>
    <style:style style:name="P168" style:family="paragraph" style:parent-style-name="Table_20_Contents">
      <style:paragraph-properties fo:text-align="center" style:justify-single-word="false"/>
      <style:text-properties fo:font-weight="bold" officeooo:rsid="004b4ff3" officeooo:paragraph-rsid="00dbe44a" fo:background-color="transparent" style:font-weight-asian="bold" style:font-weight-complex="bold"/>
    </style:style>
    <style:style style:name="P169" style:family="paragraph" style:parent-style-name="Table_20_Contents">
      <style:paragraph-properties fo:text-align="center" style:justify-single-word="false"/>
      <style:text-properties fo:font-weight="bold" officeooo:rsid="004b4ff3" officeooo:paragraph-rsid="00cf882d" fo:background-color="transparent" style:font-weight-asian="bold" style:font-weight-complex="bold"/>
    </style:style>
    <style:style style:name="P170" style:family="paragraph" style:parent-style-name="Table_20_Contents">
      <style:paragraph-properties fo:text-align="center" style:justify-single-word="false"/>
      <style:text-properties fo:font-weight="bold" officeooo:rsid="004b1c89" officeooo:paragraph-rsid="004b1c89" fo:background-color="transparent" style:font-weight-asian="bold" style:font-weight-complex="bold"/>
    </style:style>
    <style:style style:name="P171" style:family="paragraph" style:parent-style-name="Table_20_Contents">
      <style:paragraph-properties fo:text-align="center" style:justify-single-word="false"/>
      <style:text-properties fo:font-weight="bold" officeooo:rsid="004b1c89" officeooo:paragraph-rsid="00dbe44a" fo:background-color="transparent" style:font-weight-asian="bold" style:font-weight-complex="bold"/>
    </style:style>
    <style:style style:name="P172" style:family="paragraph" style:parent-style-name="Table_20_Contents">
      <style:paragraph-properties fo:text-align="center" style:justify-single-word="false"/>
      <style:text-properties fo:font-weight="bold" officeooo:rsid="004c2182" officeooo:paragraph-rsid="004c2182" fo:background-color="transparent" style:font-weight-asian="bold" style:font-weight-complex="bold"/>
    </style:style>
    <style:style style:name="P173" style:family="paragraph" style:parent-style-name="Table_20_Contents">
      <style:paragraph-properties fo:text-align="center" style:justify-single-word="false"/>
      <style:text-properties fo:font-weight="bold" officeooo:rsid="004c2182" officeooo:paragraph-rsid="00cf882d" fo:background-color="transparent" style:font-weight-asian="bold" style:font-weight-complex="bold"/>
    </style:style>
    <style:style style:name="P174" style:family="paragraph" style:parent-style-name="Table_20_Contents">
      <style:paragraph-properties fo:text-align="center" style:justify-single-word="false"/>
      <style:text-properties fo:font-weight="bold" officeooo:rsid="004c2182" officeooo:paragraph-rsid="00dbe44a" fo:background-color="transparent" style:font-weight-asian="bold" style:font-weight-complex="bold"/>
    </style:style>
    <style:style style:name="P175" style:family="paragraph" style:parent-style-name="Table_20_Contents">
      <style:paragraph-properties fo:text-align="center" style:justify-single-word="false"/>
      <style:text-properties fo:font-weight="bold" officeooo:rsid="00d7e879" officeooo:paragraph-rsid="00d7e879" fo:background-color="transparent" style:font-weight-asian="bold" style:font-weight-complex="bold"/>
    </style:style>
    <style:style style:name="P176" style:family="paragraph" style:parent-style-name="Table_20_Contents">
      <style:paragraph-properties fo:text-align="center" style:justify-single-word="false"/>
      <style:text-properties fo:font-weight="bold" officeooo:rsid="00e2307d" officeooo:paragraph-rsid="00e2307d" fo:background-color="transparent" style:font-weight-asian="bold" style:font-weight-complex="bold"/>
    </style:style>
    <style:style style:name="P177"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officeooo:paragraph-rsid="000b6d09"/>
    </style:style>
    <style:style style:name="P178"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1198909" officeooo:paragraph-rsid="01198909" style:font-size-asian="18pt" style:font-weight-asian="bold" style:font-size-complex="18pt" style:font-weight-complex="bold"/>
    </style:style>
    <style:style style:name="P179"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49ab07" officeooo:paragraph-rsid="0049ab07" style:font-size-asian="18pt" style:font-weight-asian="bold" style:font-size-complex="18pt" style:font-weight-complex="bold"/>
    </style:style>
    <style:style style:name="P180"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11c6133" officeooo:paragraph-rsid="011c6133" style:font-size-asian="18pt" style:font-weight-asian="bold" style:font-size-complex="18pt" style:font-weight-complex="bold"/>
    </style:style>
    <style:style style:name="P18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56c3ce" officeooo:paragraph-rsid="00e718fe" fo:background-color="transparent"/>
    </style:style>
    <style:style style:name="P18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56c3ce" officeooo:paragraph-rsid="0109c939" fo:background-color="transparent"/>
    </style:style>
    <style:style style:name="P18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58cbdf" officeooo:paragraph-rsid="00edd620" fo:background-color="transparent"/>
    </style:style>
    <style:style style:name="P18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58cbdf" officeooo:paragraph-rsid="0109c939" fo:background-color="transparent"/>
    </style:style>
    <style:style style:name="P185"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officeooo:paragraph-rsid="000b6d09"/>
    </style:style>
    <style:style style:name="P186" style:family="paragraph" style:parent-style-name="Illustration" style:master-page-name="">
      <style:paragraph-properties style:page-number="auto" fo:break-before="auto" fo:break-after="auto"/>
      <style:text-properties officeooo:paragraph-rsid="00bd5ce4"/>
    </style:style>
    <style:style style:name="P187" style:family="paragraph" style:parent-style-name="Standard" style:master-page-name="">
      <style:paragraph-properties fo:text-align="center" style:justify-single-word="false" style:page-number="auto" fo:break-before="auto" fo:break-after="auto"/>
    </style:style>
    <style:style style:name="P188" style:family="paragraph" style:parent-style-name="Illustration">
      <style:text-properties officeooo:paragraph-rsid="00b9399a"/>
    </style:style>
    <style:style style:name="P189" style:family="paragraph" style:parent-style-name="Illustration">
      <style:text-properties officeooo:rsid="0070ee01" officeooo:paragraph-rsid="00bd5ce4" fo:background-color="transparent"/>
    </style:style>
    <style:style style:name="P190" style:family="paragraph" style:parent-style-name="Illustration">
      <style:text-properties officeooo:rsid="00aeeb81" officeooo:paragraph-rsid="00b5f6a7" fo:background-color="transparent"/>
    </style:style>
    <style:style style:name="P191" style:family="paragraph" style:parent-style-name="Illustration">
      <style:text-properties officeooo:rsid="00b5f6a7" officeooo:paragraph-rsid="00b5f6a7"/>
    </style:style>
    <style:style style:name="P192" style:family="paragraph" style:parent-style-name="Illustration">
      <style:text-properties officeooo:rsid="00b5f6a7" officeooo:paragraph-rsid="00fe8c72"/>
    </style:style>
    <style:style style:name="P193" style:family="paragraph" style:parent-style-name="Illustration">
      <style:text-properties officeooo:rsid="00546bee" officeooo:paragraph-rsid="00b5f6a7"/>
    </style:style>
    <style:style style:name="P194" style:family="paragraph" style:parent-style-name="Illustration">
      <style:text-properties officeooo:rsid="004b4ff3" officeooo:paragraph-rsid="00c904b5"/>
    </style:style>
    <style:style style:name="P195" style:family="paragraph" style:parent-style-name="Illustration">
      <style:text-properties officeooo:rsid="00cad87b" officeooo:paragraph-rsid="00cbedc4"/>
    </style:style>
    <style:style style:name="P196" style:family="paragraph" style:parent-style-name="Illustration">
      <style:text-properties officeooo:paragraph-rsid="01003f1e"/>
    </style:style>
    <style:style style:name="P197" style:family="paragraph" style:parent-style-name="Illustration">
      <style:text-properties officeooo:rsid="010d1b91" officeooo:paragraph-rsid="00b5f6a7"/>
    </style:style>
    <style:style style:name="P198" style:family="paragraph" style:parent-style-name="Illustration">
      <style:text-properties officeooo:paragraph-rsid="010d1b91"/>
    </style:style>
    <style:style style:name="P199" style:family="paragraph" style:parent-style-name="Note">
      <style:text-properties officeooo:rsid="00f0491f" officeooo:paragraph-rsid="00f0491f"/>
    </style:style>
    <style:style style:name="P200" style:family="paragraph" style:parent-style-name="Note">
      <style:text-properties officeooo:rsid="00be02cf" officeooo:paragraph-rsid="00e4b363" fo:background-color="transparent"/>
    </style:style>
    <style:style style:name="P201" style:family="paragraph" style:parent-style-name="Note">
      <style:text-properties officeooo:rsid="00e4b363" officeooo:paragraph-rsid="00e4b363" fo:background-color="transparent"/>
    </style:style>
    <style:style style:name="P202" style:family="paragraph" style:parent-style-name="Note">
      <style:text-properties officeooo:rsid="00e56ffd" officeooo:paragraph-rsid="00e56ffd" fo:background-color="transparent"/>
    </style:style>
    <style:style style:name="P203" style:family="paragraph" style:parent-style-name="Note">
      <style:text-properties officeooo:rsid="00e718fe" officeooo:paragraph-rsid="00e718fe"/>
    </style:style>
    <style:style style:name="P204" style:family="paragraph" style:parent-style-name="Note">
      <style:text-properties officeooo:rsid="00be02cf" officeooo:paragraph-rsid="00f0491f"/>
    </style:style>
    <style:style style:name="P205" style:family="paragraph" style:parent-style-name="Note">
      <style:text-properties officeooo:rsid="00be02cf" officeooo:paragraph-rsid="00fcf467"/>
    </style:style>
    <style:style style:name="P206"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207" style:family="paragraph" style:parent-style-name="Table">
      <style:paragraph-properties fo:text-align="start" style:justify-single-word="false"/>
      <style:text-properties fo:font-style="normal" officeooo:rsid="001af885" officeooo:paragraph-rsid="00b785dc" style:font-style-asian="normal" style:font-style-complex="normal"/>
    </style:style>
    <style:style style:name="P208" style:family="paragraph" style:parent-style-name="Table">
      <style:paragraph-properties fo:text-align="center" style:justify-single-word="false"/>
      <style:text-properties fo:font-style="normal" officeooo:rsid="00640a17" officeooo:paragraph-rsid="00b785dc" style:font-style-asian="normal" style:font-style-complex="normal"/>
    </style:style>
    <style:style style:name="P209" style:family="paragraph" style:parent-style-name="Table">
      <style:paragraph-properties fo:text-align="start" style:justify-single-word="false"/>
      <style:text-properties fo:font-style="normal" officeooo:paragraph-rsid="00b785dc" style:font-style-asian="normal" style:font-style-complex="normal"/>
    </style:style>
    <style:style style:name="P210" style:family="paragraph" style:parent-style-name="Table">
      <style:paragraph-properties fo:text-align="start" style:justify-single-word="false"/>
      <style:text-properties fo:font-style="normal" officeooo:rsid="003a4e2d" officeooo:paragraph-rsid="00b785dc" style:font-style-asian="normal" style:font-style-complex="normal"/>
    </style:style>
    <style:style style:name="P211" style:family="paragraph" style:parent-style-name="Table">
      <style:paragraph-properties fo:text-align="start" style:justify-single-word="false"/>
      <style:text-properties fo:font-style="normal" officeooo:rsid="003c04ac" officeooo:paragraph-rsid="00b785dc" style:font-style-asian="normal" style:font-style-complex="normal"/>
    </style:style>
    <style:style style:name="P212" style:family="paragraph" style:parent-style-name="Table">
      <style:paragraph-properties fo:text-align="center" style:justify-single-word="false"/>
      <style:text-properties fo:font-style="normal" officeooo:rsid="0107eee5" officeooo:paragraph-rsid="0107eee5" style:font-style-asian="normal" style:font-style-complex="normal"/>
    </style:style>
    <style:style style:name="P213" style:family="paragraph" style:parent-style-name="Table">
      <style:paragraph-properties fo:text-align="center" style:justify-single-word="false"/>
      <style:text-properties fo:font-style="normal" officeooo:rsid="00921d44" officeooo:paragraph-rsid="00b785dc" fo:background-color="transparent" style:font-style-asian="normal" style:font-style-complex="normal"/>
    </style:style>
    <style:style style:name="P214" style:family="paragraph" style:parent-style-name="Table">
      <style:paragraph-properties fo:text-align="center" style:justify-single-word="false"/>
      <style:text-properties officeooo:rsid="001ab970" officeooo:paragraph-rsid="001ab970"/>
    </style:style>
    <style:style style:name="P215" style:family="paragraph" style:parent-style-name="Table">
      <style:paragraph-properties fo:text-align="center" style:justify-single-word="false"/>
      <style:text-properties officeooo:rsid="001ab970" officeooo:paragraph-rsid="00b785dc"/>
    </style:style>
    <style:style style:name="P216" style:family="paragraph" style:parent-style-name="Table">
      <style:text-properties officeooo:rsid="001ab970" officeooo:paragraph-rsid="00b785dc"/>
    </style:style>
    <style:style style:name="P217" style:family="paragraph" style:parent-style-name="Table">
      <style:paragraph-properties fo:text-align="center" style:justify-single-word="false"/>
      <style:text-properties officeooo:rsid="000d39c5" officeooo:paragraph-rsid="001ab970"/>
    </style:style>
    <style:style style:name="P218" style:family="paragraph" style:parent-style-name="Table">
      <style:text-properties officeooo:rsid="000d39c5" officeooo:paragraph-rsid="001ab970"/>
    </style:style>
    <style:style style:name="P219" style:family="paragraph" style:parent-style-name="Table">
      <style:text-properties officeooo:paragraph-rsid="0074de87"/>
    </style:style>
    <style:style style:name="P220" style:family="paragraph" style:parent-style-name="Table">
      <style:paragraph-properties fo:text-align="start" style:justify-single-word="false"/>
      <style:text-properties officeooo:paragraph-rsid="00b785dc"/>
    </style:style>
    <style:style style:name="P221" style:family="paragraph" style:parent-style-name="Table">
      <style:paragraph-properties fo:text-align="start" style:justify-single-word="false"/>
      <style:text-properties officeooo:paragraph-rsid="002daf7f"/>
    </style:style>
    <style:style style:name="P222" style:family="paragraph" style:parent-style-name="Table">
      <style:text-properties officeooo:paragraph-rsid="008f3cb0" fo:background-color="transparent"/>
    </style:style>
    <style:style style:name="P223" style:family="paragraph" style:parent-style-name="Table">
      <style:text-properties officeooo:paragraph-rsid="00b9399a" fo:background-color="transparent"/>
    </style:style>
    <style:style style:name="P224" style:family="paragraph" style:parent-style-name="Table">
      <style:paragraph-properties fo:text-align="start" style:justify-single-word="false"/>
      <style:text-properties style:font-name="Liberation Serif1" fo:font-style="normal" officeooo:rsid="001af885" officeooo:paragraph-rsid="00b785dc" style:font-style-asian="normal" style:font-style-complex="normal"/>
    </style:style>
    <style:style style:name="P225" style:family="paragraph" style:parent-style-name="Table">
      <style:paragraph-properties fo:text-align="start" style:justify-single-word="false"/>
      <style:text-properties style:font-name="Liberation Serif1" fo:font-style="normal" officeooo:rsid="00648a77" officeooo:paragraph-rsid="00b785dc" style:font-style-asian="normal" style:font-style-complex="normal"/>
    </style:style>
    <style:style style:name="P226" style:family="paragraph" style:parent-style-name="Table">
      <style:paragraph-properties fo:text-align="start" style:justify-single-word="false"/>
      <style:text-properties style:font-name="Liberation Serif1" fo:font-style="normal" officeooo:rsid="0067b562" officeooo:paragraph-rsid="00b785dc" style:font-style-asian="normal" style:font-style-complex="normal"/>
    </style:style>
    <style:style style:name="P227" style:family="paragraph" style:parent-style-name="Table">
      <style:paragraph-properties fo:text-align="start" style:justify-single-word="false"/>
      <style:text-properties style:font-name="Liberation Serif1" fo:font-style="normal" officeooo:rsid="00ace4f4" officeooo:paragraph-rsid="00b785dc" style:font-style-asian="normal" style:font-style-complex="normal"/>
    </style:style>
    <style:style style:name="P228" style:family="paragraph" style:parent-style-name="Table">
      <style:paragraph-properties fo:text-align="start" style:justify-single-word="false"/>
      <style:text-properties style:font-name="Liberation Serif1" fo:font-style="normal" officeooo:rsid="00640a17" officeooo:paragraph-rsid="00b785dc" style:font-style-asian="normal" style:font-style-complex="normal"/>
    </style:style>
    <style:style style:name="P229" style:family="paragraph" style:parent-style-name="Table">
      <style:paragraph-properties fo:text-align="center" style:justify-single-word="false"/>
      <style:text-properties style:font-name="Liberation Serif1" fo:font-style="normal" officeooo:rsid="00640a17" officeooo:paragraph-rsid="00b785dc" style:font-style-asian="normal" style:font-style-complex="normal"/>
    </style:style>
    <style:style style:name="P230" style:family="paragraph" style:parent-style-name="Table">
      <style:text-properties style:font-name="Liberation Serif1" fo:font-style="normal" officeooo:paragraph-rsid="00b785dc" style:font-style-asian="normal" style:font-style-complex="normal"/>
    </style:style>
    <style:style style:name="P231" style:family="paragraph" style:parent-style-name="Table">
      <style:paragraph-properties fo:text-align="start" style:justify-single-word="false"/>
      <style:text-properties style:font-name="Liberation Serif1" fo:font-style="normal" officeooo:paragraph-rsid="00b785dc" style:font-style-asian="normal" style:font-style-complex="normal"/>
    </style:style>
    <style:style style:name="P232" style:family="paragraph" style:parent-style-name="Table">
      <style:paragraph-properties fo:text-align="center" style:justify-single-word="false"/>
      <style:text-properties style:font-name="Liberation Serif1" fo:font-style="normal" officeooo:rsid="00dc24c1" officeooo:paragraph-rsid="00b785dc" style:font-style-asian="normal" style:font-style-complex="normal"/>
    </style:style>
    <style:style style:name="P233" style:family="paragraph" style:parent-style-name="Table">
      <style:paragraph-properties fo:text-align="center" style:justify-single-word="false"/>
      <style:text-properties style:font-name="Liberation Serif1" fo:font-style="normal" officeooo:rsid="00ef74ca" officeooo:paragraph-rsid="00b785dc" style:font-style-asian="normal" style:font-style-complex="normal"/>
    </style:style>
    <style:style style:name="P234" style:family="paragraph" style:parent-style-name="Table">
      <style:paragraph-properties fo:text-align="start" style:justify-single-word="false"/>
      <style:text-properties style:font-name="Liberation Serif1" fo:font-style="normal" officeooo:rsid="00640a17" officeooo:paragraph-rsid="00b785dc" fo:background-color="transparent" style:font-style-asian="normal" style:font-style-complex="normal"/>
    </style:style>
    <style:style style:name="P235" style:family="paragraph" style:parent-style-name="Table">
      <style:paragraph-properties fo:text-align="center" style:justify-single-word="false"/>
      <style:text-properties style:font-name="Liberation Serif1" fo:font-style="normal" officeooo:rsid="00c356ca" officeooo:paragraph-rsid="00b785dc" fo:background-color="transparent" style:font-style-asian="normal" style:font-style-complex="normal"/>
    </style:style>
    <style:style style:name="P236" style:family="paragraph" style:parent-style-name="Table">
      <style:paragraph-properties fo:text-align="center" style:justify-single-word="false"/>
      <style:text-properties style:font-name="Liberation Serif1" fo:font-style="normal" officeooo:rsid="00ef74ca" officeooo:paragraph-rsid="00b785dc" fo:background-color="transparent" style:font-style-asian="normal" style:font-style-complex="normal"/>
    </style:style>
    <style:style style:name="P237" style:family="paragraph" style:parent-style-name="Table">
      <style:paragraph-properties fo:text-align="start" style:justify-single-word="false"/>
      <style:text-properties style:font-name="Liberation Serif1" fo:font-size="12pt" fo:font-style="normal" fo:font-weight="normal" officeooo:rsid="00bfae61" officeooo:paragraph-rsid="00b785dc" fo:background-color="transparent" style:font-size-asian="12pt" style:font-style-asian="normal" style:font-weight-asian="normal" style:font-size-complex="12pt" style:font-style-complex="normal" style:font-weight-complex="normal" loext:padding="0cm" loext:border="none"/>
    </style:style>
    <style:style style:name="P238" style:family="paragraph" style:parent-style-name="Standard">
      <style:text-properties officeooo:rsid="001ab4c5" officeooo:paragraph-rsid="00dbe44a"/>
    </style:style>
    <style:style style:name="P239" style:family="paragraph" style:parent-style-name="Standard">
      <style:text-properties officeooo:rsid="001ab4c5" officeooo:paragraph-rsid="011be750"/>
    </style:style>
    <style:style style:name="P240"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4431"/>
    </style:style>
    <style:style style:name="P241" style:family="paragraph" style:parent-style-name="Table">
      <style:paragraph-properties fo:break-before="auto" fo:break-after="auto" fo:keep-with-next="always"/>
      <style:text-properties officeooo:paragraph-rsid="00b785dc" fo:background-color="transparent"/>
    </style:style>
    <style:style style:name="P242" style:family="paragraph" style:parent-style-name="Table_20_Heading">
      <style:text-properties fo:font-weight="bold" officeooo:rsid="0084af73" officeooo:paragraph-rsid="0084af73" fo:background-color="transparent" style:font-weight-asian="bold" style:font-weight-complex="bold"/>
    </style:style>
    <style:style style:name="P243" style:family="paragraph" style:parent-style-name="Table_20_Heading">
      <style:paragraph-properties fo:text-align="center" style:justify-single-word="false"/>
      <style:text-properties fo:font-weight="bold" officeooo:rsid="0084af73" officeooo:paragraph-rsid="0084af73" fo:background-color="transparent" style:font-weight-asian="bold" style:font-weight-complex="bold"/>
    </style:style>
    <style:style style:name="P244" style:family="paragraph" style:parent-style-name="Table_20_Heading">
      <style:paragraph-properties fo:text-align="center" style:justify-single-word="false"/>
      <style:text-properties fo:font-weight="bold" officeooo:rsid="0084af73" officeooo:paragraph-rsid="00c5ffe6" fo:background-color="transparent" style:font-weight-asian="bold" style:font-weight-complex="bold"/>
    </style:style>
    <style:style style:name="P245" style:family="paragraph" style:parent-style-name="Table_20_Heading">
      <style:text-properties fo:font-weight="bold" officeooo:rsid="0084af73" officeooo:paragraph-rsid="00c5ffe6" fo:background-color="transparent" style:font-weight-asian="bold" style:font-weight-complex="bold"/>
    </style:style>
    <style:style style:name="P246" style:family="paragraph" style:parent-style-name="Warning" style:master-page-name="">
      <loext:graphic-properties draw:fill="none"/>
      <style:paragraph-properties fo:margin-left="2cm" fo:margin-right="0cm" fo:margin-top="0cm" fo:margin-bottom="0.247cm" loext:contextual-spacing="false" fo:line-height="120%" fo:text-indent="-2cm" style:auto-text-indent="false" style:page-number="auto" fo:background-color="transparent"/>
      <style:text-properties officeooo:paragraph-rsid="00e4b363" fo:background-color="transparent"/>
    </style:style>
    <style:style style:name="P247" style:family="paragraph" style:parent-style-name="Warning" style:master-page-name="">
      <loext:graphic-properties draw:fill="none"/>
      <style:paragraph-properties fo:margin-left="2cm" fo:margin-right="0cm" fo:margin-top="0cm" fo:margin-bottom="0.247cm" loext:contextual-spacing="false" fo:line-height="120%" fo:text-indent="-2cm" style:auto-text-indent="false" style:page-number="auto" fo:background-color="transparent"/>
      <style:text-properties officeooo:paragraph-rsid="00e718fe" fo:background-color="transparent"/>
    </style:style>
    <style:style style:name="P248" style:family="paragraph" style:parent-style-name="Note">
      <style:paragraph-properties fo:margin-left="0cm" fo:margin-right="0.199cm" fo:text-indent="0cm" style:auto-text-indent="false"/>
      <style:text-properties officeooo:paragraph-rsid="00fcf467"/>
    </style:style>
    <style:style style:name="P249" style:family="paragraph" style:parent-style-name="Note">
      <style:paragraph-properties fo:margin-left="0cm" fo:margin-right="0.199cm" fo:text-indent="0cm" style:auto-text-indent="false"/>
      <style:text-properties officeooo:rsid="00be02cf" officeooo:paragraph-rsid="00fcf467"/>
    </style:style>
    <style:style style:name="P250" style:family="paragraph" style:parent-style-name="Contents_20_1">
      <style:paragraph-properties>
        <style:tab-stops>
          <style:tab-stop style:position="17cm" style:type="right" style:leader-style="dotted" style:leader-text="."/>
        </style:tab-stops>
      </style:paragraph-properties>
    </style:style>
    <style:style style:name="P251" style:family="paragraph" style:parent-style-name="Contents_20_2">
      <style:paragraph-properties>
        <style:tab-stops>
          <style:tab-stop style:position="16.501cm" style:type="right" style:leader-style="dotted" style:leader-text="."/>
        </style:tab-stops>
      </style:paragraph-properties>
    </style:style>
    <style:style style:name="P252" style:family="paragraph" style:parent-style-name="Contents_20_3">
      <style:paragraph-properties>
        <style:tab-stops>
          <style:tab-stop style:position="16.002cm" style:type="right" style:leader-style="dotted" style:leader-text="."/>
        </style:tab-stops>
      </style:paragraph-properties>
    </style:style>
    <style:style style:name="P253" style:family="paragraph" style:parent-style-name="Contents_20_4">
      <style:paragraph-properties>
        <style:tab-stops>
          <style:tab-stop style:position="15.503cm" style:type="right" style:leader-style="dotted" style:leader-text="."/>
        </style:tab-stops>
      </style:paragraph-properties>
    </style:style>
    <style:style style:name="P254" style:family="paragraph" style:parent-style-name="Illustration_20_Index_20_1">
      <style:paragraph-properties>
        <style:tab-stops>
          <style:tab-stop style:position="17cm" style:type="right" style:leader-style="dotted" style:leader-text="."/>
        </style:tab-stops>
      </style:paragraph-properties>
    </style:style>
    <style:style style:name="P255" style:family="paragraph" style:parent-style-name="Table_20_index_20_1">
      <style:paragraph-properties>
        <style:tab-stops>
          <style:tab-stop style:position="17cm" style:type="right" style:leader-style="dotted" style:leader-text="."/>
        </style:tab-stops>
      </style:paragraph-properties>
    </style:style>
    <style:style style:name="P256" style:family="paragraph" style:parent-style-name="Abbreviations" style:list-style-name="L1"/>
    <style:style style:name="P257" style:family="paragraph" style:parent-style-name="Abbreviations" style:list-style-name="L1">
      <style:text-properties officeooo:paragraph-rsid="005c67cc"/>
    </style:style>
    <style:style style:name="P258" style:family="paragraph" style:parent-style-name="Abbreviations" style:list-style-name="L1">
      <style:text-properties officeooo:rsid="006e4431" officeooo:paragraph-rsid="006e4431"/>
    </style:style>
    <style:style style:name="P259" style:family="paragraph" style:parent-style-name="Abbreviations" style:list-style-name="L1">
      <style:text-properties officeooo:rsid="0107eee5" officeooo:paragraph-rsid="0107eee5"/>
    </style:style>
    <style:style style:name="P260" style:family="paragraph" style:parent-style-name="Abbreviations" style:list-style-name="L1">
      <style:text-properties officeooo:rsid="01198909" officeooo:paragraph-rsid="01198909"/>
    </style:style>
    <style:style style:name="P261" style:family="paragraph" style:parent-style-name="Abbreviations" style:list-style-name="L1">
      <style:text-properties officeooo:rsid="011d1403" officeooo:paragraph-rsid="011d1403"/>
    </style:style>
    <style:style style:name="P262" style:family="paragraph" style:parent-style-name="Abbreviations" style:list-style-name="L1">
      <style:text-properties officeooo:rsid="011f5378" officeooo:paragraph-rsid="011f5378"/>
    </style:style>
    <style:style style:name="P263" style:family="paragraph" style:parent-style-name="Code">
      <style:text-properties officeooo:rsid="011f5378" officeooo:paragraph-rsid="011f5378"/>
    </style:style>
    <style:style style:name="P264" style:family="paragraph" style:parent-style-name="Contents_20_1">
      <style:paragraph-properties>
        <style:tab-stops>
          <style:tab-stop style:position="17cm" style:type="right" style:leader-style="dotted" style:leader-text="."/>
        </style:tab-stops>
      </style:paragraph-properties>
    </style:style>
    <style:style style:name="P265" style:family="paragraph" style:parent-style-name="Contents_20_2">
      <style:paragraph-properties>
        <style:tab-stops>
          <style:tab-stop style:position="16.501cm" style:type="right" style:leader-style="dotted" style:leader-text="."/>
        </style:tab-stops>
      </style:paragraph-properties>
    </style:style>
    <style:style style:name="P266" style:family="paragraph" style:parent-style-name="Contents_20_3">
      <style:paragraph-properties>
        <style:tab-stops>
          <style:tab-stop style:position="16.002cm" style:type="right" style:leader-style="dotted" style:leader-text="."/>
        </style:tab-stops>
      </style:paragraph-properties>
    </style:style>
    <style:style style:name="P267" style:family="paragraph" style:parent-style-name="Contents_20_4">
      <style:paragraph-properties>
        <style:tab-stops>
          <style:tab-stop style:position="15.503cm" style:type="right" style:leader-style="dotted" style:leader-text="."/>
        </style:tab-stops>
      </style:paragraph-properties>
    </style:style>
    <style:style style:name="P268" style:family="paragraph" style:parent-style-name="Heading_20_1">
      <style:paragraph-properties fo:break-before="page"/>
    </style:style>
    <style:style style:name="P269" style:family="paragraph" style:parent-style-name="Heading_20_1">
      <style:paragraph-properties fo:break-before="page"/>
      <style:text-properties officeooo:rsid="0049ab07" officeooo:paragraph-rsid="0049ab07"/>
    </style:style>
    <style:style style:name="P270" style:family="paragraph" style:parent-style-name="Heading_20_1" style:master-page-name="">
      <style:paragraph-properties style:page-number="auto" fo:break-before="auto" fo:break-after="auto"/>
      <style:text-properties officeooo:rsid="001ab970" officeooo:paragraph-rsid="001ab970"/>
    </style:style>
    <style:style style:name="P271" style:family="paragraph" style:parent-style-name="Heading_20_1" style:master-page-name="">
      <style:paragraph-properties style:page-number="auto" fo:break-before="auto" fo:break-after="auto"/>
      <style:text-properties officeooo:rsid="005c67cc" officeooo:paragraph-rsid="005c67cc"/>
    </style:style>
    <style:style style:name="P272" style:family="paragraph" style:parent-style-name="Heading_20_2" style:list-style-name="">
      <style:text-properties officeooo:rsid="0056c3ce" officeooo:paragraph-rsid="0056c3ce" fo:background-color="transparent"/>
    </style:style>
    <style:style style:name="P273" style:family="paragraph" style:parent-style-name="Heading_20_2">
      <style:text-properties officeooo:rsid="006e4431" officeooo:paragraph-rsid="006e4431"/>
    </style:style>
    <style:style style:name="P274" style:family="paragraph" style:parent-style-name="Heading_20_2">
      <style:text-properties officeooo:rsid="0070ee01" officeooo:paragraph-rsid="0070ee01"/>
    </style:style>
    <style:style style:name="P275" style:family="paragraph" style:parent-style-name="Heading_20_2">
      <style:text-properties officeooo:paragraph-rsid="00b21b79"/>
    </style:style>
    <style:style style:name="P276" style:family="paragraph" style:parent-style-name="Heading_20_2">
      <style:text-properties officeooo:rsid="0049ab07" officeooo:paragraph-rsid="00b21b79"/>
    </style:style>
    <style:style style:name="P277" style:family="paragraph" style:parent-style-name="Heading_20_2">
      <style:text-properties officeooo:rsid="004c2182" officeooo:paragraph-rsid="00c5ffe6"/>
    </style:style>
    <style:style style:name="P278" style:family="paragraph" style:parent-style-name="Heading_20_2" style:master-page-name="">
      <style:paragraph-properties style:page-number="auto" fo:break-before="auto" fo:break-after="auto"/>
      <style:text-properties officeooo:rsid="0070ee01" officeooo:paragraph-rsid="0070ee01"/>
    </style:style>
    <style:style style:name="P279" style:family="paragraph" style:parent-style-name="Heading_20_2">
      <style:paragraph-properties fo:break-before="page"/>
      <style:text-properties officeooo:rsid="00546bee" officeooo:paragraph-rsid="00fe8c72"/>
    </style:style>
    <style:style style:name="P280" style:family="paragraph" style:parent-style-name="Heading_20_2" style:master-page-name="Landscape">
      <style:paragraph-properties style:page-number="auto"/>
    </style:style>
    <style:style style:name="P281" style:family="paragraph" style:parent-style-name="Heading_20_2" style:master-page-name="">
      <style:paragraph-properties style:page-number="auto" fo:break-before="auto" fo:break-after="auto"/>
      <style:text-properties officeooo:rsid="0056c3ce" officeooo:paragraph-rsid="00dbe44a" fo:background-color="transparent"/>
    </style:style>
    <style:style style:name="P282" style:family="paragraph" style:parent-style-name="Heading_20_3">
      <style:text-properties officeooo:rsid="0056c3ce" officeooo:paragraph-rsid="0056c3ce" fo:background-color="transparent"/>
    </style:style>
    <style:style style:name="P283" style:family="paragraph" style:parent-style-name="Heading_20_3">
      <style:text-properties officeooo:rsid="00b1d458" officeooo:paragraph-rsid="00b1d458"/>
    </style:style>
    <style:style style:name="P284" style:family="paragraph" style:parent-style-name="Heading_20_3" style:list-style-name="">
      <style:text-properties officeooo:rsid="00b1d458" officeooo:paragraph-rsid="00b1d458"/>
    </style:style>
    <style:style style:name="P285" style:family="paragraph" style:parent-style-name="Heading_20_3" style:list-style-name=""/>
    <style:style style:name="P286" style:family="paragraph" style:parent-style-name="Heading_20_3">
      <style:text-properties officeooo:paragraph-rsid="011a0ab1"/>
    </style:style>
    <style:style style:name="P287" style:family="paragraph" style:parent-style-name="Heading_20_3">
      <style:text-properties officeooo:rsid="00b785dc" officeooo:paragraph-rsid="00b785dc"/>
    </style:style>
    <style:style style:name="P288" style:family="paragraph" style:parent-style-name="Heading_20_3">
      <style:text-properties officeooo:rsid="00e718fe" officeooo:paragraph-rsid="00e718fe"/>
    </style:style>
    <style:style style:name="P289" style:family="paragraph" style:parent-style-name="Heading_20_3">
      <style:text-properties officeooo:paragraph-rsid="011be750"/>
    </style:style>
    <style:style style:name="P290" style:family="paragraph" style:parent-style-name="Heading_20_3">
      <style:text-properties officeooo:rsid="011d1403" officeooo:paragraph-rsid="011d1403"/>
    </style:style>
    <style:style style:name="P291" style:family="paragraph" style:parent-style-name="Heading_20_3">
      <style:text-properties officeooo:rsid="011da719" officeooo:paragraph-rsid="011da719"/>
    </style:style>
    <style:style style:name="P292" style:family="paragraph" style:parent-style-name="Heading_20_3">
      <style:text-properties officeooo:rsid="011fd342" officeooo:paragraph-rsid="011fd342"/>
    </style:style>
    <style:style style:name="P293" style:family="paragraph" style:parent-style-name="Heading_20_3">
      <style:text-properties style:font-name="Liberation Sans" fo:font-size="14.1000003814697pt" fo:font-weight="bold" officeooo:rsid="0120c989" officeooo:paragraph-rsid="0120c989" style:font-name-asian="Droid Sans Fallback" style:font-size-asian="14.1000003814697pt" style:font-weight-asian="bold" style:font-name-complex="FreeSans" style:font-size-complex="14.1000003814697pt" style:font-weight-complex="bold"/>
    </style:style>
    <style:style style:name="P294" style:family="paragraph" style:parent-style-name="Heading_20_3">
      <style:paragraph-properties fo:break-before="page"/>
    </style:style>
    <style:style style:name="P295" style:family="paragraph" style:parent-style-name="Heading_20_3">
      <style:paragraph-properties fo:break-before="page"/>
      <style:text-properties officeooo:rsid="00b1d458" officeooo:paragraph-rsid="00b1d458"/>
    </style:style>
    <style:style style:name="P296" style:family="paragraph" style:parent-style-name="Heading_20_3" style:master-page-name="">
      <style:paragraph-properties style:page-number="auto" fo:break-before="auto" fo:break-after="auto"/>
      <style:text-properties style:font-name="Liberation Sans" fo:font-size="14.1000003814697pt" fo:font-weight="bold" officeooo:rsid="011da719" officeooo:paragraph-rsid="011da719" style:font-name-asian="Droid Sans Fallback" style:font-size-asian="14.1000003814697pt" style:font-weight-asian="bold" style:font-name-complex="FreeSans" style:font-size-complex="14.1000003814697pt" style:font-weight-complex="bold"/>
    </style:style>
    <style:style style:name="P297" style:family="paragraph" style:parent-style-name="Heading_20_4">
      <style:text-properties officeooo:paragraph-rsid="00b9399a"/>
    </style:style>
    <style:style style:name="P298" style:family="paragraph" style:parent-style-name="Heading_20_4">
      <style:text-properties officeooo:rsid="00b9399a" officeooo:paragraph-rsid="00b9399a"/>
    </style:style>
    <style:style style:name="P299" style:family="paragraph" style:parent-style-name="Heading_20_4">
      <style:text-properties officeooo:rsid="00b9399a" officeooo:paragraph-rsid="01003f1e"/>
    </style:style>
    <style:style style:name="P300" style:family="paragraph" style:parent-style-name="Heading_20_4">
      <style:text-properties officeooo:rsid="01003f1e" officeooo:paragraph-rsid="01003f1e"/>
    </style:style>
    <style:style style:name="P301" style:family="paragraph" style:parent-style-name="Heading_20_4">
      <style:text-properties officeooo:paragraph-rsid="00dbe44a"/>
    </style:style>
    <style:style style:name="P302" style:family="paragraph" style:parent-style-name="Heading_20_4">
      <style:text-properties officeooo:rsid="00e3a67d" officeooo:paragraph-rsid="00e718fe"/>
    </style:style>
    <style:style style:name="P303" style:family="paragraph" style:parent-style-name="Heading_20_4">
      <style:text-properties officeooo:rsid="00e56ffd" officeooo:paragraph-rsid="00e56ffd"/>
    </style:style>
    <style:style style:name="P304" style:family="paragraph" style:parent-style-name="Heading_20_4">
      <style:text-properties officeooo:rsid="00e69b03" officeooo:paragraph-rsid="00e69b03"/>
    </style:style>
    <style:style style:name="P305" style:family="paragraph" style:parent-style-name="Heading_20_4">
      <style:text-properties officeooo:paragraph-rsid="00e718fe"/>
    </style:style>
    <style:style style:name="P306" style:family="paragraph" style:parent-style-name="Heading_20_4">
      <style:text-properties officeooo:rsid="0109c939" officeooo:paragraph-rsid="0109c939"/>
    </style:style>
    <style:style style:name="P307" style:family="paragraph" style:parent-style-name="Heading_20_4">
      <style:text-properties officeooo:paragraph-rsid="0109c939"/>
    </style:style>
    <style:style style:name="P308" style:family="paragraph" style:parent-style-name="Heading_20_4">
      <style:text-properties style:font-name="Liberation Sans" fo:font-size="13.3000001907349pt" fo:font-style="italic" fo:font-weight="bold" officeooo:rsid="0120c989" officeooo:paragraph-rsid="0120c989" style:font-name-asian="Droid Sans Fallback" style:font-size-asian="13.3000001907349pt" style:font-style-asian="italic" style:font-weight-asian="bold" style:font-name-complex="FreeSans" style:font-size-complex="13.3000001907349pt" style:font-style-complex="italic" style:font-weight-complex="bold"/>
    </style:style>
    <style:style style:name="P309" style:family="paragraph" style:parent-style-name="Heading_20_4">
      <style:text-properties officeooo:paragraph-rsid="0120c989"/>
    </style:style>
    <style:style style:name="P310" style:family="paragraph" style:parent-style-name="Heading_20_4">
      <style:text-properties officeooo:rsid="0058cbdf" officeooo:paragraph-rsid="00e3a67d" fo:background-color="transparent"/>
    </style:style>
    <style:style style:name="P311" style:family="paragraph" style:parent-style-name="Heading_20_4" style:master-page-name="">
      <style:paragraph-properties style:page-number="auto" fo:break-before="auto" fo:break-after="auto"/>
      <style:text-properties officeooo:paragraph-rsid="011be750"/>
    </style:style>
    <style:style style:name="P312" style:family="paragraph" style:parent-style-name="Heading_20_4">
      <style:paragraph-properties fo:break-before="page"/>
      <style:text-properties officeooo:paragraph-rsid="010d1b91"/>
    </style:style>
    <style:style style:name="P313" style:family="paragraph" style:parent-style-name="Heading_20_4">
      <style:paragraph-properties fo:break-before="page"/>
      <style:text-properties officeooo:rsid="00b9399a" officeooo:paragraph-rsid="00b9399a" fo:background-color="transparent"/>
    </style:style>
    <style:style style:name="P314" style:family="paragraph" style:parent-style-name="Heading_20_4" style:master-page-name="Standard">
      <style:paragraph-properties style:page-number="auto"/>
      <style:text-properties officeooo:rsid="00dbe44a" officeooo:paragraph-rsid="00dbe44a"/>
    </style:style>
    <style:style style:name="P315" style:family="paragraph" style:parent-style-name="Heading_20_4" style:master-page-name="">
      <style:paragraph-properties style:page-number="auto" fo:break-before="auto" fo:break-after="auto"/>
      <style:text-properties officeooo:rsid="0058cbdf" fo:background-color="transparent"/>
    </style:style>
    <style:style style:name="P316" style:family="paragraph" style:parent-style-name="Heading_20_4" style:master-page-name="">
      <style:paragraph-properties style:page-number="auto" fo:break-before="auto" fo:break-after="auto"/>
    </style:style>
    <style:style style:name="P317" style:family="paragraph" style:parent-style-name="Illustration" style:list-style-name="" style:master-page-name="">
      <style:paragraph-properties style:page-number="auto" fo:break-before="auto" fo:break-after="auto"/>
      <style:text-properties officeooo:paragraph-rsid="011fd342"/>
    </style:style>
    <style:style style:name="P318" style:family="paragraph" style:parent-style-name="Illustration" style:master-page-name="">
      <style:paragraph-properties style:page-number="auto" fo:break-before="auto" fo:break-after="auto"/>
      <style:text-properties officeooo:paragraph-rsid="011fd342"/>
    </style:style>
    <style:style style:name="P319" style:family="paragraph" style:parent-style-name="Illustration">
      <style:paragraph-properties fo:break-before="page"/>
      <style:text-properties officeooo:paragraph-rsid="00aeeb81"/>
    </style:style>
    <style:style style:name="P320" style:family="paragraph" style:parent-style-name="Illustration" style:list-style-name="" style:master-page-name="">
      <style:paragraph-properties style:page-number="auto" fo:break-before="auto" fo:break-after="auto"/>
      <style:text-properties officeooo:paragraph-rsid="011fd342"/>
    </style:style>
    <style:style style:name="P321" style:family="paragraph" style:parent-style-name="Illustration_20_Index_20_1">
      <style:paragraph-properties>
        <style:tab-stops>
          <style:tab-stop style:position="17cm" style:type="right" style:leader-style="dotted" style:leader-text="."/>
        </style:tab-stops>
      </style:paragraph-properties>
    </style:style>
    <style:style style:name="P322" style:family="paragraph" style:parent-style-name="Note">
      <style:text-properties officeooo:paragraph-rsid="011da719"/>
    </style:style>
    <style:style style:name="P323" style:family="paragraph" style:parent-style-name="Note">
      <style:text-properties officeooo:rsid="011f5378" officeooo:paragraph-rsid="011f5378"/>
    </style:style>
    <style:style style:name="P324"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325" style:family="paragraph" style:parent-style-name="Standard">
      <style:text-properties officeooo:paragraph-rsid="0120c989"/>
    </style:style>
    <style:style style:name="P326" style:family="paragraph" style:parent-style-name="Standard">
      <style:paragraph-properties fo:text-align="center" style:justify-single-word="false"/>
    </style:style>
    <style:style style:name="P327" style:family="paragraph" style:parent-style-name="Standard" style:master-page-name="">
      <style:paragraph-properties fo:text-align="center" style:justify-single-word="false" style:page-number="auto" fo:break-before="auto" fo:break-after="auto"/>
      <style:text-properties officeooo:paragraph-rsid="011fd342"/>
    </style:style>
    <style:style style:name="P328" style:family="paragraph" style:parent-style-name="Table" style:master-page-name="Landscape">
      <style:paragraph-properties style:page-number="auto" fo:keep-with-next="always"/>
      <style:text-properties officeooo:paragraph-rsid="00dbe44a" fo:background-color="transparent"/>
    </style:style>
    <style:style style:name="P329" style:family="paragraph" style:parent-style-name="Table">
      <style:paragraph-properties fo:text-align="start" style:justify-single-word="false"/>
      <style:text-properties officeooo:paragraph-rsid="001ab970"/>
    </style:style>
    <style:style style:name="P330" style:family="paragraph" style:parent-style-name="Table">
      <style:paragraph-properties fo:text-align="start" style:justify-single-word="false"/>
      <style:text-properties officeooo:paragraph-rsid="0049ab07"/>
    </style:style>
    <style:style style:name="P331" style:family="paragraph" style:parent-style-name="Table">
      <style:paragraph-properties fo:text-align="start" style:justify-single-word="false"/>
      <style:text-properties officeooo:paragraph-rsid="011c7d56"/>
    </style:style>
    <style:style style:name="P332" style:family="paragraph" style:parent-style-name="Table">
      <style:paragraph-properties fo:text-align="start" style:justify-single-word="false"/>
      <style:text-properties officeooo:paragraph-rsid="002daf7f"/>
    </style:style>
    <style:style style:name="P333" style:family="paragraph" style:parent-style-name="Table">
      <style:paragraph-properties fo:text-align="start" style:justify-single-word="false"/>
      <style:text-properties officeooo:paragraph-rsid="0107eee5"/>
    </style:style>
    <style:style style:name="P334" style:family="paragraph" style:parent-style-name="Table">
      <style:paragraph-properties fo:text-align="start" style:justify-single-word="false"/>
      <style:text-properties officeooo:paragraph-rsid="011d1403"/>
    </style:style>
    <style:style style:name="P335" style:family="paragraph" style:parent-style-name="Table">
      <style:paragraph-properties fo:text-align="center" style:justify-single-word="false"/>
      <style:text-properties fo:font-style="normal" officeooo:rsid="011c7d56" officeooo:paragraph-rsid="011c7d56" style:font-style-asian="normal" style:font-style-complex="normal"/>
    </style:style>
    <style:style style:name="P336" style:family="paragraph" style:parent-style-name="Table">
      <style:paragraph-properties fo:text-align="center" style:justify-single-word="false"/>
      <style:text-properties fo:font-style="normal" officeooo:rsid="011d1403" officeooo:paragraph-rsid="011d1403" style:font-style-asian="normal" style:font-style-complex="normal"/>
    </style:style>
    <style:style style:name="P337" style:family="paragraph" style:parent-style-name="Table">
      <style:paragraph-properties fo:text-align="start" style:justify-single-word="false"/>
      <style:text-properties fo:font-style="normal" officeooo:rsid="011d1403" officeooo:paragraph-rsid="011d1403" style:font-style-asian="normal" style:font-style-complex="normal"/>
    </style:style>
    <style:style style:name="P338" style:family="paragraph" style:parent-style-name="Table">
      <style:paragraph-properties fo:text-align="center" style:justify-single-word="false"/>
      <style:text-properties fo:font-size="12pt" fo:font-style="normal" officeooo:rsid="011c7d56" officeooo:paragraph-rsid="011c7d56" style:font-size-asian="12pt" style:font-style-asian="normal" style:font-name-complex="FreeSans1" style:font-size-complex="12pt" style:font-style-complex="normal"/>
    </style:style>
    <style:style style:name="P339" style:family="paragraph" style:parent-style-name="Table">
      <style:paragraph-properties fo:text-align="start" style:justify-single-word="false"/>
      <style:text-properties style:font-name="Liberation Serif1" fo:font-style="normal" officeooo:rsid="00dc24c1" officeooo:paragraph-rsid="00b785dc" style:font-style-asian="normal" style:font-style-complex="normal"/>
    </style:style>
    <style:style style:name="P340" style:family="paragraph" style:parent-style-name="Table">
      <style:paragraph-properties fo:break-before="auto" fo:break-after="auto" fo:keep-with-next="always"/>
    </style:style>
    <style:style style:name="P341" style:family="paragraph" style:parent-style-name="Table" style:master-page-name="">
      <style:paragraph-properties style:page-number="auto" fo:break-before="auto" fo:break-after="auto" fo:keep-with-next="always"/>
      <style:text-properties officeooo:rsid="0056c3ce" fo:background-color="transparent"/>
    </style:style>
    <style:style style:name="P342" style:family="paragraph" style:parent-style-name="Table_20_index_20_1">
      <style:paragraph-properties>
        <style:tab-stops>
          <style:tab-stop style:position="17cm" style:type="right" style:leader-style="dotted" style:leader-text="."/>
        </style:tab-stops>
      </style:paragraph-properties>
    </style:style>
    <style:style style:name="P343" style:family="paragraph" style:parent-style-name="Text_20_body" style:list-style-name="L4">
      <style:text-properties officeooo:rsid="00e4b363" officeooo:paragraph-rsid="00e4b363" fo:background-color="transparent"/>
    </style:style>
    <style:style style:name="P344" style:family="paragraph" style:parent-style-name="Text_20_body" style:list-style-name="L4">
      <style:text-properties officeooo:rsid="00e4b363" officeooo:paragraph-rsid="00e4b45e" fo:background-color="transparent"/>
    </style:style>
    <style:style style:name="P345" style:family="paragraph" style:parent-style-name="Text_20_body" style:list-style-name="L4">
      <style:text-properties officeooo:rsid="00e4b45e" officeooo:paragraph-rsid="00e4b45e" fo:background-color="transparent"/>
    </style:style>
    <style:style style:name="P346" style:family="paragraph" style:parent-style-name="Text_20_body" style:list-style-name="L5">
      <style:text-properties officeooo:rsid="0056c3ce" officeooo:paragraph-rsid="00e56ffd" fo:background-color="transparent"/>
    </style:style>
    <style:style style:name="P347" style:family="paragraph" style:parent-style-name="Text_20_body" style:list-style-name="L5">
      <style:text-properties officeooo:rsid="0056c3ce" officeooo:paragraph-rsid="00e69b03" fo:background-color="transparent"/>
    </style:style>
    <style:style style:name="P348" style:family="paragraph" style:parent-style-name="Text_20_body" style:list-style-name="L5">
      <style:text-properties officeooo:rsid="0056c3ce" officeooo:paragraph-rsid="005c1b19" fo:background-color="transparent"/>
    </style:style>
    <style:style style:name="P349" style:family="paragraph" style:parent-style-name="Text_20_body" style:list-style-name="L6">
      <style:text-properties officeooo:rsid="0056c3ce" officeooo:paragraph-rsid="0056c3ce" fo:background-color="transparent"/>
    </style:style>
    <style:style style:name="P350" style:family="paragraph" style:parent-style-name="Text_20_body" style:list-style-name="L7">
      <style:text-properties officeooo:rsid="0056c3ce" officeooo:paragraph-rsid="00e69b03" fo:background-color="transparent"/>
    </style:style>
    <style:style style:name="P351" style:family="paragraph" style:parent-style-name="Text_20_body" style:list-style-name="L8">
      <style:text-properties officeooo:rsid="0056c3ce" officeooo:paragraph-rsid="00e69b03" fo:background-color="transparent"/>
    </style:style>
    <style:style style:name="P352" style:family="paragraph" style:parent-style-name="Text_20_body" style:list-style-name="L9">
      <style:text-properties officeooo:rsid="0056c3ce" officeooo:paragraph-rsid="00e69b03" fo:background-color="transparent"/>
    </style:style>
    <style:style style:name="P353" style:family="paragraph" style:parent-style-name="Text_20_body" style:list-style-name="L11">
      <style:text-properties officeooo:rsid="0056c3ce" officeooo:paragraph-rsid="00ed0888" fo:background-color="transparent"/>
    </style:style>
    <style:style style:name="P354" style:family="paragraph" style:parent-style-name="Text_20_body" style:list-style-name="L6">
      <style:text-properties officeooo:rsid="00e56ffd" officeooo:paragraph-rsid="00e56ffd" fo:background-color="transparent"/>
    </style:style>
    <style:style style:name="P355" style:family="paragraph" style:parent-style-name="Text_20_body" style:list-style-name="L6">
      <style:text-properties officeooo:rsid="00e56ffd" officeooo:paragraph-rsid="005c1b19" fo:background-color="transparent"/>
    </style:style>
    <style:style style:name="P356" style:family="paragraph" style:parent-style-name="Text_20_body" style:list-style-name="L11">
      <style:text-properties officeooo:rsid="00e56ffd" officeooo:paragraph-rsid="00ed0888" fo:background-color="transparent"/>
    </style:style>
    <style:style style:name="P357" style:family="paragraph" style:parent-style-name="Text_20_body" style:list-style-name="L7">
      <style:text-properties officeooo:rsid="00e69b03" officeooo:paragraph-rsid="00e69b03" fo:background-color="transparent"/>
    </style:style>
    <style:style style:name="P358" style:family="paragraph" style:parent-style-name="Text_20_body" style:list-style-name="L9">
      <style:text-properties officeooo:rsid="00e69b03" officeooo:paragraph-rsid="00e69b03" fo:background-color="transparent"/>
    </style:style>
    <style:style style:name="P359" style:family="paragraph" style:parent-style-name="Text_20_body" style:list-style-name="L5">
      <style:text-properties officeooo:rsid="0058cbdf" officeooo:paragraph-rsid="00e69b03" fo:background-color="transparent"/>
    </style:style>
    <style:style style:name="P360" style:family="paragraph" style:parent-style-name="Text_20_body" style:list-style-name="L8">
      <style:text-properties officeooo:rsid="005c1b19" officeooo:paragraph-rsid="005c1b19" fo:background-color="transparent"/>
    </style:style>
    <style:style style:name="P361" style:family="paragraph" style:parent-style-name="Text_20_body" style:list-style-name="L9">
      <style:text-properties officeooo:rsid="005c1b19" officeooo:paragraph-rsid="00e69b03" fo:background-color="transparent"/>
    </style:style>
    <style:style style:name="P362" style:family="paragraph" style:parent-style-name="Text_20_body" style:list-style-name="L12">
      <style:text-properties officeooo:rsid="00ed0888" officeooo:paragraph-rsid="00ed0888" fo:background-color="transparent"/>
    </style:style>
    <style:style style:name="P363" style:family="paragraph" style:parent-style-name="Text_20_body" style:list-style-name="L14">
      <style:text-properties officeooo:rsid="00edd620" officeooo:paragraph-rsid="00edd620" fo:background-color="transparent"/>
    </style:style>
    <style:style style:name="P364" style:family="paragraph" style:parent-style-name="Text_20_body">
      <style:text-properties officeooo:paragraph-rsid="01198909" fo:background-color="transparent"/>
    </style:style>
    <style:style style:name="P365" style:family="paragraph" style:parent-style-name="Text_20_body">
      <style:text-properties officeooo:paragraph-rsid="00e56ffd" fo:background-color="transparent"/>
    </style:style>
    <style:style style:name="P366" style:family="paragraph" style:parent-style-name="Text_20_body" style:list-style-name="L3">
      <style:text-properties officeooo:rsid="006e4431" officeooo:paragraph-rsid="006e4431"/>
    </style:style>
    <style:style style:name="P367" style:family="paragraph" style:parent-style-name="Text_20_body" style:list-style-name="L10">
      <style:text-properties officeooo:paragraph-rsid="00e718fe"/>
    </style:style>
    <style:style style:name="P368" style:family="paragraph" style:parent-style-name="Text_20_body" style:list-style-name="L10">
      <style:text-properties officeooo:rsid="00e718fe" officeooo:paragraph-rsid="00e718fe"/>
    </style:style>
    <style:style style:name="P369" style:family="paragraph" style:parent-style-name="Text_20_body" style:list-style-name="L12">
      <style:text-properties officeooo:paragraph-rsid="00ed0888"/>
    </style:style>
    <style:style style:name="P370" style:family="paragraph" style:parent-style-name="Text_20_body" style:list-style-name="L12">
      <style:text-properties officeooo:rsid="00ed0888" officeooo:paragraph-rsid="00ed0888"/>
    </style:style>
    <style:style style:name="P371" style:family="paragraph" style:parent-style-name="Text_20_body" style:list-style-name="L13">
      <style:text-properties officeooo:rsid="00ed0888" officeooo:paragraph-rsid="00edd620"/>
    </style:style>
    <style:style style:name="P372" style:family="paragraph" style:parent-style-name="Text_20_body" style:list-style-name="L14">
      <style:text-properties officeooo:rsid="00ed0888" officeooo:paragraph-rsid="00edd620"/>
    </style:style>
    <style:style style:name="P373" style:family="paragraph" style:parent-style-name="Text_20_body" style:list-style-name="L13">
      <style:text-properties officeooo:paragraph-rsid="0109c939"/>
    </style:style>
    <style:style style:name="P374" style:family="paragraph" style:parent-style-name="Text_20_body" style:list-style-name="L13">
      <style:text-properties officeooo:paragraph-rsid="00edd620"/>
    </style:style>
    <style:style style:name="P375" style:family="paragraph" style:parent-style-name="Text_20_body" style:list-style-name="L14">
      <style:text-properties officeooo:paragraph-rsid="00edd620"/>
    </style:style>
    <style:style style:name="P376" style:family="paragraph" style:parent-style-name="Text_20_body" style:list-style-name="L14">
      <style:text-properties officeooo:rsid="00edd620" officeooo:paragraph-rsid="00edd620"/>
    </style:style>
    <style:style style:name="P377" style:family="paragraph" style:parent-style-name="Text_20_body">
      <style:text-properties officeooo:paragraph-rsid="011d1403"/>
    </style:style>
    <style:style style:name="P378" style:family="paragraph" style:parent-style-name="Text_20_body">
      <style:text-properties officeooo:rsid="011da719" officeooo:paragraph-rsid="011da719"/>
    </style:style>
    <style:style style:name="P379" style:family="paragraph" style:parent-style-name="Text_20_body" style:list-style-name="L15">
      <style:text-properties officeooo:rsid="011da719" officeooo:paragraph-rsid="011da719"/>
    </style:style>
    <style:style style:name="P380" style:family="paragraph" style:parent-style-name="Text_20_body">
      <style:text-properties officeooo:paragraph-rsid="011da719"/>
    </style:style>
    <style:style style:name="P381" style:family="paragraph" style:parent-style-name="Text_20_body" style:list-style-name="L15">
      <style:text-properties officeooo:paragraph-rsid="011da719"/>
    </style:style>
    <style:style style:name="P382" style:family="paragraph" style:parent-style-name="Text_20_body">
      <style:text-properties officeooo:rsid="011e125e" officeooo:paragraph-rsid="011e125e"/>
    </style:style>
    <style:style style:name="P383" style:family="paragraph" style:parent-style-name="Text_20_body">
      <style:text-properties officeooo:rsid="011f5378" officeooo:paragraph-rsid="011f5378"/>
    </style:style>
    <style:style style:name="P384" style:family="paragraph" style:parent-style-name="Text_20_body">
      <style:text-properties officeooo:paragraph-rsid="00aaeed0"/>
    </style:style>
    <style:style style:name="P385" style:family="paragraph" style:parent-style-name="Text_20_body">
      <style:text-properties officeooo:paragraph-rsid="0056c3ce"/>
    </style:style>
    <style:style style:name="P386" style:family="paragraph" style:parent-style-name="Text_20_body">
      <style:text-properties officeooo:paragraph-rsid="011a0ab1"/>
    </style:style>
    <style:style style:name="P387" style:family="paragraph" style:parent-style-name="Text_20_body">
      <style:text-properties officeooo:rsid="00546bee" officeooo:paragraph-rsid="00546bee"/>
    </style:style>
    <style:style style:name="P388" style:family="paragraph" style:parent-style-name="Text_20_body">
      <style:text-properties officeooo:rsid="00c904b5" officeooo:paragraph-rsid="0120c989"/>
    </style:style>
    <style:style style:name="P389" style:family="paragraph" style:parent-style-name="Text_20_body">
      <style:text-properties officeooo:paragraph-rsid="0120c989"/>
    </style:style>
    <style:style style:name="P390" style:family="paragraph" style:parent-style-name="Text_20_body">
      <style:text-properties officeooo:paragraph-rsid="00e4b363"/>
    </style:style>
    <style:style style:name="T1" style:family="text">
      <style:text-properties officeooo:rsid="00f75244"/>
    </style:style>
    <style:style style:name="T2" style:family="text">
      <style:text-properties officeooo:rsid="003229a3"/>
    </style:style>
    <style:style style:name="T3" style:family="text">
      <style:text-properties officeooo:rsid="00a8d555"/>
    </style:style>
    <style:style style:name="T4" style:family="text">
      <style:text-properties fo:background-color="transparent" loext:char-shading-value="0"/>
    </style:style>
    <style:style style:name="T5" style:family="text">
      <style:text-properties officeooo:rsid="00edd620" fo:background-color="transparent" loext:char-shading-value="0"/>
    </style:style>
    <style:style style:name="T6" style:family="text">
      <style:text-properties officeooo:rsid="0070ee01" fo:background-color="transparent" loext:char-shading-value="0"/>
    </style:style>
    <style:style style:name="T7" style:family="text">
      <style:text-properties officeooo:rsid="00abb4fc" fo:background-color="transparent" loext:char-shading-value="0"/>
    </style:style>
    <style:style style:name="T8" style:family="text">
      <style:text-properties officeooo:rsid="00ac61c5" fo:background-color="transparent" loext:char-shading-value="0"/>
    </style:style>
    <style:style style:name="T9" style:family="text">
      <style:text-properties officeooo:rsid="00b11541" fo:background-color="transparent" loext:char-shading-value="0"/>
    </style:style>
    <style:style style:name="T10" style:family="text">
      <style:text-properties officeooo:rsid="008779ce" fo:background-color="transparent" loext:char-shading-value="0"/>
    </style:style>
    <style:style style:name="T11" style:family="text">
      <style:text-properties officeooo:rsid="00b1d458" fo:background-color="transparent" loext:char-shading-value="0"/>
    </style:style>
    <style:style style:name="T12" style:family="text">
      <style:text-properties officeooo:rsid="00b21b79" fo:background-color="transparent" loext:char-shading-value="0"/>
    </style:style>
    <style:style style:name="T13" style:family="text">
      <style:text-properties officeooo:rsid="00b5f6a7" fo:background-color="transparent" loext:char-shading-value="0"/>
    </style:style>
    <style:style style:name="T14" style:family="text">
      <style:text-properties officeooo:rsid="00a8d555" fo:background-color="transparent" loext:char-shading-value="0"/>
    </style:style>
    <style:style style:name="T15" style:family="text">
      <style:text-properties officeooo:rsid="00bd5ce4" fo:background-color="transparent" loext:char-shading-value="0"/>
    </style:style>
    <style:style style:name="T16" style:family="text">
      <style:text-properties officeooo:rsid="00be02cf" fo:background-color="transparent" loext:char-shading-value="0"/>
    </style:style>
    <style:style style:name="T17" style:family="text">
      <style:text-properties officeooo:rsid="0056c3ce" fo:background-color="transparent" loext:char-shading-value="0"/>
    </style:style>
    <style:style style:name="T18" style:family="text">
      <style:text-properties officeooo:rsid="00e56ffd" fo:background-color="transparent" loext:char-shading-value="0"/>
    </style:style>
    <style:style style:name="T19" style:family="text">
      <style:text-properties officeooo:rsid="006c1d26" fo:background-color="transparent" loext:char-shading-value="0"/>
    </style:style>
    <style:style style:name="T20" style:family="text">
      <style:text-properties officeooo:rsid="00ed0888" fo:background-color="transparent" loext:char-shading-value="0"/>
    </style:style>
    <style:style style:name="T21" style:family="text">
      <style:text-properties officeooo:rsid="00f38873" fo:background-color="transparent" loext:char-shading-value="0"/>
    </style:style>
    <style:style style:name="T22" style:family="text">
      <style:text-properties officeooo:rsid="0109c939" fo:background-color="transparent" loext:char-shading-value="0"/>
    </style:style>
    <style:style style:name="T23" style:family="text">
      <style:text-properties officeooo:rsid="0110cd32" fo:background-color="transparent" loext:char-shading-value="0"/>
    </style:style>
    <style:style style:name="T24" style:family="text">
      <style:text-properties officeooo:rsid="00aeeb81" fo:background-color="transparent" loext:char-shading-value="0"/>
    </style:style>
    <style:style style:name="T25" style:family="text">
      <style:text-properties officeooo:rsid="00b53a90" fo:background-color="transparent" loext:char-shading-value="0"/>
    </style:style>
    <style:style style:name="T26" style:family="text">
      <style:text-properties officeooo:rsid="00aaeed0" fo:background-color="transparent" loext:char-shading-value="0"/>
    </style:style>
    <style:style style:name="T27" style:family="text">
      <style:text-properties officeooo:rsid="011be750" fo:background-color="transparent" loext:char-shading-value="0"/>
    </style:style>
    <style:style style:name="T28" style:family="text">
      <style:text-properties officeooo:rsid="0055d60c" fo:background-color="transparent" loext:char-shading-value="0"/>
    </style:style>
    <style:style style:name="T29" style:family="text">
      <style:text-properties officeooo:rsid="011da719" fo:background-color="transparent" loext:char-shading-value="0"/>
    </style:style>
    <style:style style:name="T30" style:family="text">
      <style:text-properties officeooo:rsid="011e125e" fo:background-color="transparent" loext:char-shading-value="0"/>
    </style:style>
    <style:style style:name="T31" style:family="text">
      <style:text-properties officeooo:rsid="011f5378" fo:background-color="transparent" loext:char-shading-value="0"/>
    </style:style>
    <style:style style:name="T32" style:family="text">
      <style:text-properties officeooo:rsid="011fd342" fo:background-color="transparent" loext:char-shading-value="0"/>
    </style:style>
    <style:style style:name="T33" style:family="text">
      <style:text-properties officeooo:rsid="00b785dc" fo:background-color="transparent" loext:char-shading-value="0"/>
    </style:style>
    <style:style style:name="T34" style:family="text">
      <style:text-properties fo:font-size="18pt" fo:font-weight="bold" officeooo:rsid="000b6d09" style:font-size-asian="18pt" style:font-weight-asian="bold" style:font-size-complex="18pt" style:font-weight-complex="bold"/>
    </style:style>
    <style:style style:name="T35" style:family="text">
      <style:text-properties fo:font-size="18pt" fo:font-weight="bold" officeooo:rsid="011c6133" style:font-size-asian="18pt" style:font-weight-asian="bold" style:font-size-complex="18pt" style:font-weight-complex="bold"/>
    </style:style>
    <style:style style:name="T36" style:family="text">
      <style:text-properties officeooo:rsid="00f30618"/>
    </style:style>
    <style:style style:name="T37" style:family="text">
      <style:text-properties officeooo:rsid="00c48162"/>
    </style:style>
    <style:style style:name="T38" style:family="text">
      <style:text-properties style:text-position="super 58%"/>
    </style:style>
    <style:style style:name="T39" style:family="text">
      <style:text-properties officeooo:rsid="0049ab07"/>
    </style:style>
    <style:style style:name="T40" style:family="text">
      <style:text-properties fo:font-weight="normal" officeooo:rsid="00e2307d" style:font-weight-asian="normal" style:font-weight-complex="normal"/>
    </style:style>
    <style:style style:name="T41" style:family="text">
      <style:text-properties fo:font-weight="normal" officeooo:rsid="01091d62" style:font-weight-asian="normal" style:font-weight-complex="normal"/>
    </style:style>
    <style:style style:name="T42" style:family="text">
      <style:text-properties fo:font-weight="normal" fo:background-color="transparent" loext:char-shading-value="0" style:font-weight-asian="normal" style:font-weight-complex="normal"/>
    </style:style>
    <style:style style:name="T43" style:family="text">
      <style:text-properties fo:font-weight="normal" officeooo:rsid="00aaeed0" fo:background-color="transparent" loext:char-shading-value="0" style:font-weight-asian="normal" style:font-weight-complex="normal"/>
    </style:style>
    <style:style style:name="T44" style:family="text">
      <style:text-properties fo:font-weight="normal" officeooo:rsid="011fd342" fo:background-color="transparent" loext:char-shading-value="0" style:font-weight-asian="normal" style:font-weight-complex="normal"/>
    </style:style>
    <style:style style:name="T45" style:family="text">
      <style:text-properties officeooo:rsid="004d79ca"/>
    </style:style>
    <style:style style:name="T46" style:family="text">
      <style:text-properties officeooo:rsid="005141d2"/>
    </style:style>
    <style:style style:name="T47" style:family="text">
      <style:text-properties officeooo:rsid="005c1b19"/>
    </style:style>
    <style:style style:name="T48" style:family="text">
      <style:text-properties officeooo:rsid="006e4431"/>
    </style:style>
    <style:style style:name="T49" style:family="text">
      <style:text-properties officeooo:rsid="00640404"/>
    </style:style>
    <style:style style:name="T50" style:family="text">
      <style:text-properties officeooo:rsid="001ab970"/>
    </style:style>
    <style:style style:name="T51" style:family="text">
      <style:text-properties fo:font-style="normal" style:font-style-asian="normal" style:font-style-complex="normal"/>
    </style:style>
    <style:style style:name="T52" style:family="text">
      <style:text-properties fo:font-style="normal" officeooo:rsid="002daf7f" style:font-style-asian="normal" style:font-style-complex="normal"/>
    </style:style>
    <style:style style:name="T53" style:family="text">
      <style:text-properties fo:font-style="normal" officeooo:rsid="010c4ea1" style:font-style-asian="normal" style:font-style-complex="normal"/>
    </style:style>
    <style:style style:name="T54" style:family="text">
      <style:text-properties fo:font-style="normal" officeooo:rsid="001ab970" style:font-style-asian="normal" style:font-style-complex="normal"/>
    </style:style>
    <style:style style:name="T55" style:family="text">
      <style:text-properties fo:font-style="normal" officeooo:rsid="011c7d56" style:font-style-asian="normal" style:font-style-complex="normal"/>
    </style:style>
    <style:style style:name="T56" style:family="text">
      <style:text-properties fo:font-style="normal" officeooo:rsid="00824b15" style:font-style-asian="normal" style:font-style-complex="normal"/>
    </style:style>
    <style:style style:name="T57" style:family="text">
      <style:text-properties fo:font-style="normal" officeooo:rsid="0107eee5" style:font-style-asian="normal" style:font-style-complex="normal"/>
    </style:style>
    <style:style style:name="T58" style:family="text">
      <style:text-properties fo:font-style="normal" officeooo:rsid="011d1403" style:font-style-asian="normal" style:font-style-complex="normal"/>
    </style:style>
    <style:style style:name="T59" style:family="text">
      <style:text-properties officeooo:rsid="004c2182"/>
    </style:style>
    <style:style style:name="T60" style:family="text">
      <style:text-properties officeooo:rsid="004fbdc8"/>
    </style:style>
    <style:style style:name="T61" style:family="text">
      <style:text-properties officeooo:rsid="00574033"/>
    </style:style>
    <style:style style:name="T62" style:family="text">
      <style:text-properties officeooo:rsid="005c67cc"/>
    </style:style>
    <style:style style:name="T63" style:family="text">
      <style:text-properties officeooo:rsid="006c1d26"/>
    </style:style>
    <style:style style:name="T64" style:family="text">
      <style:text-properties officeooo:rsid="006fcfd3"/>
    </style:style>
    <style:style style:name="T65" style:family="text">
      <style:text-properties officeooo:rsid="00839749"/>
    </style:style>
    <style:style style:name="T66" style:family="text">
      <style:text-properties officeooo:rsid="0085b4e6"/>
    </style:style>
    <style:style style:name="T67" style:family="text">
      <style:text-properties officeooo:rsid="008779ce"/>
    </style:style>
    <style:style style:name="T68" style:family="text">
      <style:text-properties officeooo:rsid="00aa4979"/>
    </style:style>
    <style:style style:name="T69" style:family="text">
      <style:text-properties officeooo:rsid="00aaeed0"/>
    </style:style>
    <style:style style:name="T70" style:family="text">
      <style:text-properties officeooo:rsid="00abb4fc"/>
    </style:style>
    <style:style style:name="T71" style:family="text">
      <style:text-properties officeooo:rsid="00ac61c5"/>
    </style:style>
    <style:style style:name="T72" style:family="text">
      <style:text-properties officeooo:rsid="00aeeb81"/>
    </style:style>
    <style:style style:name="T73" style:family="text">
      <style:text-properties officeooo:rsid="00b785dc"/>
    </style:style>
    <style:style style:name="T74" style:family="text">
      <style:text-properties officeooo:rsid="00f7acab"/>
    </style:style>
    <style:style style:name="T75" style:family="text">
      <style:text-properties officeooo:rsid="00db5ad8"/>
    </style:style>
    <style:style style:name="T76" style:family="text">
      <style:text-properties officeooo:rsid="00ace4f4"/>
    </style:style>
    <style:style style:name="T77" style:family="text">
      <style:text-properties officeooo:rsid="0064e987"/>
    </style:style>
    <style:style style:name="T78" style:family="text">
      <style:text-properties officeooo:rsid="00b9399a"/>
    </style:style>
    <style:style style:name="T79" style:family="text">
      <style:text-properties officeooo:rsid="00bbc0bc"/>
    </style:style>
    <style:style style:name="T80" style:family="text">
      <style:text-properties officeooo:rsid="00bd5ce4"/>
    </style:style>
    <style:style style:name="T81" style:family="text">
      <style:text-properties officeooo:rsid="00be02cf"/>
    </style:style>
    <style:style style:name="T82" style:family="text">
      <style:text-properties officeooo:rsid="00bf2742"/>
    </style:style>
    <style:style style:name="T83" style:family="text">
      <style:text-properties officeooo:rsid="00c02f0a"/>
    </style:style>
    <style:style style:name="T84" style:family="text">
      <style:text-properties officeooo:rsid="00c0a17e"/>
    </style:style>
    <style:style style:name="T85" style:family="text">
      <style:text-properties officeooo:rsid="00c28e94"/>
    </style:style>
    <style:style style:name="T86" style:family="text">
      <style:text-properties officeooo:rsid="00c89a19"/>
    </style:style>
    <style:style style:name="T87" style:family="text">
      <style:text-properties officeooo:rsid="00c904b5"/>
    </style:style>
    <style:style style:name="T88" style:family="text">
      <style:text-properties officeooo:rsid="00cbedc4"/>
    </style:style>
    <style:style style:name="T89" style:family="text">
      <style:text-properties officeooo:rsid="004b4ff3"/>
    </style:style>
    <style:style style:name="T90" style:family="text">
      <style:text-properties officeooo:rsid="00cccb39"/>
    </style:style>
    <style:style style:name="T91" style:family="text">
      <style:text-properties officeooo:rsid="00ce02ed"/>
    </style:style>
    <style:style style:name="T92" style:family="text">
      <style:text-properties officeooo:rsid="00cf882d"/>
    </style:style>
    <style:style style:name="T93" style:family="text">
      <style:text-properties officeooo:rsid="00d0dad7"/>
    </style:style>
    <style:style style:name="T94" style:family="text">
      <style:text-properties officeooo:rsid="00d1dd33"/>
    </style:style>
    <style:style style:name="T95" style:family="text">
      <style:text-properties officeooo:rsid="00d2e342"/>
    </style:style>
    <style:style style:name="T96" style:family="text">
      <style:text-properties officeooo:rsid="00d4539f"/>
    </style:style>
    <style:style style:name="T97" style:family="text">
      <style:text-properties officeooo:rsid="00d46afd"/>
    </style:style>
    <style:style style:name="T98" style:family="text">
      <style:text-properties officeooo:rsid="00d542ad"/>
    </style:style>
    <style:style style:name="T99" style:family="text">
      <style:text-properties officeooo:rsid="00d6ccaf"/>
    </style:style>
    <style:style style:name="T100" style:family="text">
      <style:text-properties officeooo:rsid="00d6d7a9"/>
    </style:style>
    <style:style style:name="T101" style:family="text">
      <style:text-properties officeooo:rsid="00d6f2a5"/>
    </style:style>
    <style:style style:name="T102" style:family="text">
      <style:text-properties officeooo:rsid="00d7e879"/>
    </style:style>
    <style:style style:name="T103" style:family="text">
      <style:text-properties officeooo:rsid="00d93dd8"/>
    </style:style>
    <style:style style:name="T104" style:family="text">
      <style:text-properties officeooo:rsid="00da9dbd"/>
    </style:style>
    <style:style style:name="T105" style:family="text">
      <style:text-properties officeooo:rsid="00dbe44a"/>
    </style:style>
    <style:style style:name="T106" style:family="text">
      <style:text-properties officeooo:rsid="00dd206a"/>
    </style:style>
    <style:style style:name="T107" style:family="text">
      <style:text-properties officeooo:rsid="00dec6d2"/>
    </style:style>
    <style:style style:name="T108" style:family="text">
      <style:text-properties officeooo:rsid="00e022d6"/>
    </style:style>
    <style:style style:name="T109" style:family="text">
      <style:text-properties officeooo:rsid="00e1810f"/>
    </style:style>
    <style:style style:name="T110" style:family="text">
      <style:text-properties officeooo:rsid="00e2307d"/>
    </style:style>
    <style:style style:name="T111" style:family="text">
      <style:text-properties officeooo:rsid="00e28107"/>
    </style:style>
    <style:style style:name="T112" style:family="text">
      <style:text-properties officeooo:rsid="00e29278"/>
    </style:style>
    <style:style style:name="T113" style:family="text">
      <style:text-properties officeooo:rsid="00e3a67d"/>
    </style:style>
    <style:style style:name="T114" style:family="text">
      <style:text-properties officeooo:rsid="00e4b363"/>
    </style:style>
    <style:style style:name="T115" style:family="text">
      <style:text-properties officeooo:rsid="00e4b45e"/>
    </style:style>
    <style:style style:name="T116" style:family="text">
      <style:text-properties officeooo:rsid="00e56ffd"/>
    </style:style>
    <style:style style:name="T117" style:family="text">
      <style:text-properties officeooo:rsid="00e69b03"/>
    </style:style>
    <style:style style:name="T118" style:family="text">
      <style:text-properties officeooo:rsid="00e718fe"/>
    </style:style>
    <style:style style:name="T119" style:family="text">
      <style:text-properties officeooo:rsid="00ed0888"/>
    </style:style>
    <style:style style:name="T120" style:family="text">
      <style:text-properties officeooo:rsid="00edd620"/>
    </style:style>
    <style:style style:name="T121" style:family="text">
      <style:text-properties officeooo:rsid="00f0491f"/>
    </style:style>
    <style:style style:name="T122" style:family="text">
      <style:text-properties officeooo:rsid="0070ee01"/>
    </style:style>
    <style:style style:name="T123" style:family="text">
      <style:text-properties style:font-name="Liberation Serif1" officeooo:rsid="00354227"/>
    </style:style>
    <style:style style:name="T124" style:family="text">
      <style:text-properties officeooo:rsid="00f583a6"/>
    </style:style>
    <style:style style:name="T125" style:family="text">
      <style:text-properties officeooo:rsid="00f95d8d"/>
    </style:style>
    <style:style style:name="T126" style:family="text">
      <style:text-properties officeooo:rsid="00fc12ce"/>
    </style:style>
    <style:style style:name="T127" style:family="text">
      <style:text-properties officeooo:rsid="00fcf467"/>
    </style:style>
    <style:style style:name="T128" style:family="text">
      <style:text-properties officeooo:rsid="00fe8c72"/>
    </style:style>
    <style:style style:name="T129" style:family="text">
      <style:text-properties officeooo:rsid="01003f1e"/>
    </style:style>
    <style:style style:name="T130" style:family="text">
      <style:text-properties officeooo:rsid="01064330"/>
    </style:style>
    <style:style style:name="T131" style:family="text">
      <style:text-properties officeooo:rsid="01091d62"/>
    </style:style>
    <style:style style:name="T132" style:family="text">
      <style:text-properties officeooo:rsid="0109c939"/>
    </style:style>
    <style:style style:name="T133" style:family="text">
      <style:text-properties officeooo:rsid="010d1b91"/>
    </style:style>
    <style:style style:name="T134" style:family="text">
      <style:text-properties officeooo:rsid="010e4b0f"/>
    </style:style>
    <style:style style:name="T135" style:family="text">
      <style:text-properties officeooo:rsid="010eee34"/>
    </style:style>
    <style:style style:name="T136" style:family="text">
      <style:text-properties officeooo:rsid="0110cd32"/>
    </style:style>
    <style:style style:name="T137" style:family="text">
      <style:text-properties officeooo:rsid="0117ef1c"/>
    </style:style>
    <style:style style:name="T138" style:family="text">
      <style:text-properties officeooo:rsid="000b6d09"/>
    </style:style>
    <style:style style:name="T139" style:family="text">
      <style:text-properties fo:font-size="12pt" fo:font-style="normal" officeooo:rsid="011c7d56" style:font-size-asian="12pt" style:font-style-asian="normal" style:font-name-complex="FreeSans1" style:font-size-complex="12pt" style:font-style-complex="normal"/>
    </style:style>
    <style:style style:name="T140" style:family="text">
      <style:text-properties fo:font-size="12pt" fo:font-style="normal" officeooo:rsid="011d1403" style:font-size-asian="12pt" style:font-style-asian="normal" style:font-name-complex="FreeSans1" style:font-size-complex="12pt" style:font-style-complex="normal"/>
    </style:style>
    <style:style style:name="T141" style:family="text">
      <style:text-properties fo:font-size="12pt" fo:font-style="italic" fo:font-weight="bold" officeooo:rsid="011fd342" style:font-size-asian="12pt" style:font-style-asian="italic" style:font-name-complex="FreeSans1" style:font-size-complex="12pt" style:font-style-complex="italic"/>
    </style:style>
    <style:style style:name="T142" style:family="text">
      <style:text-properties fo:font-size="12pt" fo:font-style="italic" officeooo:rsid="011fd342" fo:background-color="transparent" loext:char-shading-value="0" style:font-size-asian="12pt" style:font-style-asian="italic" style:font-name-complex="FreeSans1" style:font-size-complex="12pt" style:font-style-complex="italic"/>
    </style:style>
    <style:style style:name="T143" style:family="text">
      <style:text-properties officeooo:rsid="011a0ab1"/>
    </style:style>
    <style:style style:name="T144" style:family="text">
      <style:text-properties style:font-name="Liberation Sans" fo:font-size="14.1000003814697pt" fo:font-weight="bold" officeooo:rsid="011a0ab1" style:font-name-asian="Droid Sans Fallback" style:font-size-asian="14.1000003814697pt" style:font-weight-asian="bold" style:font-name-complex="FreeSans" style:font-size-complex="14.1000003814697pt" style:font-weight-complex="bold"/>
    </style:style>
    <style:style style:name="T145" style:family="text">
      <style:text-properties style:font-name="Liberation Sans" fo:font-size="14.1000003814697pt" fo:font-weight="bold" officeooo:rsid="011be750" style:font-name-asian="Droid Sans Fallback" style:font-size-asian="14.1000003814697pt" style:font-weight-asian="bold" style:font-name-complex="FreeSans" style:font-size-complex="14.1000003814697pt" style:font-weight-complex="bold"/>
    </style:style>
    <style:style style:name="T146" style:family="text">
      <style:text-properties style:font-name="Liberation Sans" fo:font-size="13.3000001907349pt" fo:font-style="italic" fo:font-weight="bold" officeooo:rsid="011be750"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47" style:family="text">
      <style:text-properties style:font-name="Liberation Sans" fo:font-size="16.1000003814697pt" fo:font-weight="bold" officeooo:rsid="011d1403" fo:background-color="transparent" loext:char-shading-value="0" style:font-name-asian="Droid Sans Fallback" style:font-size-asian="16.1000003814697pt" style:font-weight-asian="bold" style:font-name-complex="FreeSans" style:font-size-complex="16.1000003814697pt" style:font-weight-complex="bold"/>
    </style:style>
    <style:style style:name="T148" style:family="text">
      <style:text-properties style:font-name="Liberation Sans" fo:font-size="13.3000001907349pt" fo:font-style="italic" fo:font-weight="bold" officeooo:rsid="0120c989"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49" style:family="text">
      <style:text-properties officeooo:rsid="011be750"/>
    </style:style>
    <style:style style:name="T150" style:family="text">
      <style:text-properties officeooo:rsid="011c6133"/>
    </style:style>
    <style:style style:name="T151" style:family="text">
      <style:text-properties officeooo:rsid="011c7d56"/>
    </style:style>
    <style:style style:name="T152" style:family="text">
      <style:text-properties officeooo:rsid="011d1403"/>
    </style:style>
    <style:style style:name="T153" style:family="text">
      <style:text-properties officeooo:rsid="011da719"/>
    </style:style>
    <style:style style:name="T154" style:family="text">
      <style:text-properties officeooo:rsid="011f5378"/>
    </style:style>
    <style:style style:name="T155" style:family="text">
      <style:text-properties style:text-underline-style="solid" style:text-underline-width="auto" style:text-underline-color="font-color"/>
    </style:style>
    <style:style style:name="T156" style:family="text">
      <style:text-properties officeooo:rsid="011fd342"/>
    </style:style>
    <style:style style:name="T157" style:family="text">
      <style:text-properties officeooo:rsid="0120c989"/>
    </style:style>
    <style:style style:name="T158" style:family="text">
      <style:text-properties officeooo:rsid="001ab4c5"/>
    </style:style>
    <style:style style:name="T159" style:family="text">
      <style:text-properties officeooo:rsid="0056c3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324">WIMBORNE MODEL TOWN</text:p>
      <text:p text:style-name="P180">RIVER SYSTEM</text:p>
      <text:p text:style-name="P179">USER AND MAINTENANCE MANUAL</text:p>
      <text:p text:style-name="P185"><text:span text:style-name="T34">Issue </text:span><text:span text:style-name="T35">0.1</text:span></text:p>
      <text:p text:style-name="P178"><text:span text:style-name="T137">1</text:span><text:span text:style-name="T150">2</text:span><text:span text:style-name="T38">th</text:span> July 2020</text:p>
      <text:p text:style-name="P7"/>
      <text:p text:style-name="P7"/>
      <text:p text:style-name="P7"/>
      <text:p text:style-name="P7"/>
      <text:p text:style-name="P7"/>
      <text:p text:style-name="P7"><draw:frame draw:style-name="fr1"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7"/>
      <text:p text:style-name="P6"/>
      <text:p text:style-name="P6"/>
      <text:p text:style-name="P6">This work is licensed under the Creative Commons Attribution-NonCommercial-ShareAlike 4.0 International License. To view a copy of this license, visit http://creativecommons.org/licenses/by-nc-sa/4.0/.</text:p>
      <text:p text:style-name="P1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4"><text:a xlink:type="simple" xlink:href="#__RefHeading___Toc121_2006520353" text:style-name="Index_20_Link" text:visited-style-name="Index_20_Link">1 <text:s text:c="2"/>INTRODUCTION<text:tab/>4</text:a></text:p>
          <text:p text:style-name="P264"><text:a xlink:type="simple" xlink:href="#__RefHeading___Toc748_1623523366" text:style-name="Index_20_Link" text:visited-style-name="Index_20_Link">2 <text:s text:c="2"/>RELATED DOCUMENTS<text:tab/>4</text:a></text:p>
          <text:p text:style-name="P264"><text:a xlink:type="simple" xlink:href="#__RefHeading___Toc1094_766398450" text:style-name="Index_20_Link" text:visited-style-name="Index_20_Link">3 <text:s text:c="2"/>ABBREVIATIONS<text:tab/>5</text:a></text:p>
          <text:p text:style-name="P264"><text:a xlink:type="simple" xlink:href="#__RefHeading___Toc123_2006520353" text:style-name="Index_20_Link" text:visited-style-name="Index_20_Link">4 <text:s text:c="2"/>OPERATING INSTRUCTIONS<text:tab/>6</text:a></text:p>
          <text:p text:style-name="P265"><text:a xlink:type="simple" xlink:href="#__RefHeading___Toc7636_1301905370" text:style-name="Index_20_Link" text:visited-style-name="Index_20_Link">4.1 <text:s text:c="2"/>Routine Operations<text:tab/>6</text:a></text:p>
          <text:p text:style-name="P266"><text:a xlink:type="simple" xlink:href="#__RefHeading___Toc5914_4100603761" text:style-name="Index_20_Link" text:visited-style-name="Index_20_Link">4.1.1 <text:s text:c="2"/>Daily<text:tab/>6</text:a></text:p>
          <text:p text:style-name="P266"><text:a xlink:type="simple" xlink:href="#__RefHeading___Toc5916_4100603761" text:style-name="Index_20_Link" text:visited-style-name="Index_20_Link">4.1.2 <text:s text:c="2"/>Backing Up of Data<text:tab/>6</text:a></text:p>
          <text:p text:style-name="P265"><text:a xlink:type="simple" xlink:href="#__RefHeading___Toc2690_1583936239" text:style-name="Index_20_Link" text:visited-style-name="Index_20_Link">4.2 <text:s text:c="2"/>System Control<text:tab/>6</text:a></text:p>
          <text:p text:style-name="P266"><text:a xlink:type="simple" xlink:href="#__RefHeading___Toc5918_4100603761" text:style-name="Index_20_Link" text:visited-style-name="Index_20_Link">4.2.1 <text:s text:c="2"/>Startup<text:tab/>6</text:a></text:p>
          <text:p text:style-name="P266"><text:a xlink:type="simple" xlink:href="#__RefHeading___Toc5920_4100603761" text:style-name="Index_20_Link" text:visited-style-name="Index_20_Link">4.2.2 <text:s text:c="2"/>Shutdown<text:tab/>7</text:a></text:p>
          <text:p text:style-name="P265"><text:a xlink:type="simple" xlink:href="#__RefHeading___Toc2706_1583936239" text:style-name="Index_20_Link" text:visited-style-name="Index_20_Link">4.3 <text:s text:c="2"/>Isolating the System<text:tab/>7</text:a></text:p>
          <text:p text:style-name="P266"><text:a xlink:type="simple" xlink:href="#__RefHeading___Toc2712_1583936239" text:style-name="Index_20_Link" text:visited-style-name="Index_20_Link">4.3.1 <text:s text:c="2"/>In the Case of a Fault<text:tab/>7</text:a></text:p>
          <text:p text:style-name="P264"><text:a xlink:type="simple" xlink:href="#__RefHeading___Toc7642_1301905370" text:style-name="Index_20_Link" text:visited-style-name="Index_20_Link">5 <text:s text:c="2"/>MAINTENANCE INSTRUCTIONS<text:tab/>8</text:a></text:p>
          <text:p text:style-name="P265"><text:a xlink:type="simple" xlink:href="#__RefHeading___Toc1345_127270505" text:style-name="Index_20_Link" text:visited-style-name="Index_20_Link">5.1 <text:s text:c="2"/>Electrostatic Sensitive Devices<text:tab/>8</text:a></text:p>
          <text:p text:style-name="P265"><text:a xlink:type="simple" xlink:href="#__RefHeading___Toc3959_1850824526" text:style-name="Index_20_Link" text:visited-style-name="Index_20_Link">5.2 <text:s text:c="2"/>System Diagrams<text:tab/>8</text:a></text:p>
          <text:p text:style-name="P265"><text:a xlink:type="simple" xlink:href="#__RefHeading___Toc5922_4100603761" text:style-name="Index_20_Link" text:visited-style-name="Index_20_Link"><text:s text:c="2"/>Illustration 5.2: </text:a><text:a xlink:type="simple" xlink:href="#__RefHeading___Toc5922_4100603761" text:style-name="Index_20_Link" text:visited-style-name="Index_20_Link">Overall</text:a><text:a xlink:type="simple" xlink:href="#__RefHeading___Toc5922_4100603761" text:style-name="Index_20_Link" text:visited-style-name="Index_20_Link"> System Diagram – Sheet 2<text:tab/>9</text:a></text:p>
          <text:p text:style-name="P265"><text:a xlink:type="simple" xlink:href="#__RefHeading___Toc5924_4100603761" text:style-name="Index_20_Link" text:visited-style-name="Index_20_Link"><text:s text:c="2"/>Illustration 5.4: </text:a><text:a xlink:type="simple" xlink:href="#__RefHeading___Toc5924_4100603761" text:style-name="Index_20_Link" text:visited-style-name="Index_20_Link">Overall</text:a><text:a xlink:type="simple" xlink:href="#__RefHeading___Toc5924_4100603761" text:style-name="Index_20_Link" text:visited-style-name="Index_20_Link"> System Diagram – Sheet 4<text:tab/>9</text:a></text:p>
          <text:p text:style-name="P265"><text:a xlink:type="simple" xlink:href="#__RefHeading___Toc2714_15839362391" text:style-name="Index_20_Link" text:visited-style-name="Index_20_Link"><text:s text:c="2"/>Illustration 5.5: VPN Server – System Diagram<text:tab/>9</text:a></text:p>
          <text:p text:style-name="P265"><text:a xlink:type="simple" xlink:href="#__RefHeading___Toc3961_1850824526" text:style-name="Index_20_Link" text:visited-style-name="Index_20_Link">5.3 <text:s text:c="2"/>System Layout – General Arrangement<text:tab/>9</text:a></text:p>
          <text:p text:style-name="P266"><text:a xlink:type="simple" xlink:href="#__RefHeading___Toc5926_4100603761" text:style-name="Index_20_Link" text:visited-style-name="Index_20_Link">5.3.1 <text:s text:c="2"/>TBD<text:tab/>9</text:a></text:p>
          <text:p text:style-name="P265"><text:a xlink:type="simple" xlink:href="#__RefHeading___Toc7648_1301905370" text:style-name="Index_20_Link" text:visited-style-name="Index_20_Link">5.4 <text:s text:c="2"/>Spares<text:tab/>10</text:a></text:p>
          <text:p text:style-name="P265"><text:a xlink:type="simple" xlink:href="#__RefHeading___Toc3181_1640364422" text:style-name="Index_20_Link" text:visited-style-name="Index_20_Link">5.5 <text:s text:c="2"/>System Wiring<text:tab/>11</text:a></text:p>
          <text:p text:style-name="P265"><text:a xlink:type="simple" xlink:href="#__RefHeading___Toc7650_1301905370" text:style-name="Index_20_Link" text:visited-style-name="Index_20_Link">5.6 <text:s text:c="2"/>Diagnosing a Fault<text:tab/>11</text:a></text:p>
          <text:p text:style-name="P267"><text:a xlink:type="simple" xlink:href="#__RefHeading___Toc5928_4100603761" text:style-name="Index_20_Link" text:visited-style-name="Index_20_Link">5.6.1.1 <text:s text:c="2"/>Connecting a Keyboard, Mouse and Monitor to the Pi<text:tab/>11</text:a></text:p>
          <text:p text:style-name="P267"><text:a xlink:type="simple" xlink:href="#__RefHeading___Toc8236_1167161192" text:style-name="Index_20_Link" text:visited-style-name="Index_20_Link">5.6.1.2 <text:s text:c="2"/>Sensor and Control Assy<text:tab/>11</text:a></text:p>
          <text:p text:style-name="P267"><text:a xlink:type="simple" xlink:href="#__RefHeading___Toc5930_4100603761" text:style-name="Index_20_Link" text:visited-style-name="Index_20_Link">5.6.1.3 <text:s text:c="2"/>Gate Valve<text:tab/>11</text:a></text:p>
          <text:p text:style-name="P265"><text:a xlink:type="simple" xlink:href="#__RefHeading___Toc1032_766398450" text:style-name="Index_20_Link" text:visited-style-name="Index_20_Link">5.7 <text:s text:c="2"/>Removal and Replacement Instructions<text:tab/>11</text:a></text:p>
          <text:p text:style-name="P266"><text:a xlink:type="simple" xlink:href="#__RefHeading___Toc8252_1167161192" text:style-name="Index_20_Link" text:visited-style-name="Index_20_Link">5.7.1 <text:s text:c="2"/>SAC<text:tab/>11</text:a></text:p>
          <text:p text:style-name="P267"><text:a xlink:type="simple" xlink:href="#__RefHeading___Toc1034_766398450" text:style-name="Index_20_Link" text:visited-style-name="Index_20_Link">5.7.1.1 <text:s text:c="2"/>Opening the </text:a><text:a xlink:type="simple" xlink:href="#__RefHeading___Toc1034_766398450" text:style-name="Index_20_Link" text:visited-style-name="Index_20_Link">IP65 </text:a><text:a xlink:type="simple" xlink:href="#__RefHeading___Toc1034_766398450" text:style-name="Index_20_Link" text:visited-style-name="Index_20_Link">Box<text:tab/>11</text:a></text:p>
          <text:p text:style-name="P267"><text:a xlink:type="simple" xlink:href="#__RefHeading___Toc8947_1167161192" text:style-name="Index_20_Link" text:visited-style-name="Index_20_Link">5.7.1.3 <text:s text:c="2"/>Real Time Clock (RTC) Module<text:tab/>11</text:a></text:p>
          <text:p text:style-name="P267"><text:a xlink:type="simple" xlink:href="#__RefHeading___Toc1048_766398450" text:style-name="Index_20_Link" text:visited-style-name="Index_20_Link">5.7.1.5 <text:s text:c="2"/>PSU for the Pi<text:tab/>11</text:a></text:p>
          <text:p text:style-name="P267"><text:a xlink:type="simple" xlink:href="#__RefHeading___Toc1050_766398450" text:style-name="Index_20_Link" text:visited-style-name="Index_20_Link">5.7.1.6 <text:s text:c="2"/>Pi Micro SD Cards<text:tab/>12</text:a></text:p>
          <text:p text:style-name="P266"><text:a xlink:type="simple" xlink:href="#__RefHeading___Toc8953_1167161192" text:style-name="Index_20_Link" text:visited-style-name="Index_20_Link">5.7.2 <text:s text:c="2"/>Webserver<text:tab/>12</text:a></text:p>
          <text:p text:style-name="P267"><text:a xlink:type="simple" xlink:href="#__RefHeading___Toc1034_7663984501" text:style-name="Index_20_Link" text:visited-style-name="Index_20_Link">5.7.2.1 <text:s text:c="2"/>Opening the Main Equipment Case<text:tab/>12</text:a></text:p>
          <text:p text:style-name="P267"><text:a xlink:type="simple" xlink:href="#__RefHeading___Toc8955_1167161192" text:style-name="Index_20_Link" text:visited-style-name="Index_20_Link">5.7.2.2 <text:s text:c="2"/>Withdrawing the Main Electronics Mounting Board<text:tab/>12</text:a></text:p>
          <text:p text:style-name="P267"><text:a xlink:type="simple" xlink:href="#__RefHeading___Toc5731_2400833276" text:style-name="Index_20_Link" text:visited-style-name="Index_20_Link">5.7.2.3 <text:s text:c="2"/>Replacement of the Ethernet Adaptor<text:tab/>12</text:a></text:p>
          <text:p text:style-name="P267"><text:a xlink:type="simple" xlink:href="#__RefHeading___Toc5733_2400833276" text:style-name="Index_20_Link" text:visited-style-name="Index_20_Link">5.7.2.4 <text:s text:c="2"/>Opening the Gazebo Equipment Case<text:tab/>12</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42">Table 2.1: Related Documents<text:tab/>4</text:p>
          <text:p text:style-name="P342">Table 5.1: River System Spares<text:tab/>10</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21">Illustration 5.1: Overall System Diagram – Sheet 1<text:tab/>9</text:p>
          <text:p text:style-name="P321"><text:soft-page-break/>Illustration 5.2: Overall System Diagram – Sheet 2<text:tab/>9</text:p>
          <text:p text:style-name="P321">Illustration 5.3: Overall System Diagram – Sheet 3<text:tab/>9</text:p>
          <text:p text:style-name="P321">Illustration 5.4: Overall System Diagram – Sheet 4<text:tab/>9</text:p>
        </text:index-body>
      </text:illustration-index>
      <text:h text:style-name="P268" text:outline-level="1"><text:bookmark-start text:name="__RefHeading___Toc121_2006520353"/>INTRODUCTION<text:bookmark-end text:name="__RefHeading___Toc121_2006520353"/></text:h>
      <text:p text:style-name="P38"><text:span text:style-name="T138">This </text:span><text:span text:style-name="T39">manual</text:span><text:span text:style-name="T138"> </text:span><text:span text:style-name="T39">provides information for staff and maintainers of the </text:span><text:span text:style-name="T151">River System Hardware and Software </text:span><text:span text:style-name="T39">at Wimborne Model Town</text:span><text:span text:style-name="T138">. <text:s/></text:span><text:span text:style-name="T3">These features were added during the </text:span><text:span text:style-name="T151">period </text:span><text:span text:style-name="T3">201</text:span><text:span text:style-name="T151">7 to 2020. </text:span><text:span text:style-name="T3"><text:s/></text:span><text:span text:style-name="T151">There is still a considerable amount of work to be completed, but the detailed design work is now well advanced and the remaining effort will mostly be confined to the construction, installation and setting to work of the various devices that comprise the system</text:span><text:span text:style-name="T3">.</text:span></text:p>
      <text:p text:style-name="P37">It also covers the (possibly temporary) VPN Server added in July 2020.</text:p>
      <text:p text:style-name="P4"><text:span text:style-name="T39">Where possible, the system has been designed to be as easy as possible to operate, maintain and upgrade</text:span>.</text:p>
      <text:p text:style-name="P5">If future upgrades to the system are required, then developers should read the <text:span text:style-name="T52">Installation Specification </text:span><text:span text:style-name="T51">in conjunction with this document.</text:span></text:p>
      <text:h text:style-name="P270" text:outline-level="1"><text:bookmark-start text:name="__RefHeading___Toc748_1623523366"/>RELATED DOCUMENTS<text:bookmark-end text:name="__RefHeading___Toc748_1623523366"/></text:h>
      <text:p text:style-name="P3"><text:span text:style-name="T50">The following documents are related to this</text:span> document.</text:p>
      <text:p text:style-name="P219">Table <text:sequence text:ref-name="refTable0" text:name="Table" text:formula="ooow:Table+1" style:num-format="1">2.1</text:sequence>: Related Documents</text:p>
      <text:p text:style-name="Table_20_Heading"/>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17">No</text:p>
            </table:table-cell>
            <table:table-cell table:style-name="Table10.A1" office:value-type="string">
              <text:p text:style-name="P218">Requirement</text:p>
            </table:table-cell>
            <table:table-cell table:style-name="Table10.C1" office:value-type="string">
              <text:p text:style-name="P214">Iss</text:p>
            </table:table-cell>
          </table:table-row>
        </table:table-header-rows>
        <table:table-row>
          <table:table-cell table:style-name="Table10.A2" office:value-type="string">
            <text:p text:style-name="P206">1</text:p>
          </table:table-cell>
          <table:table-cell table:style-name="Table10.A2" office:value-type="string">
            <text:p text:style-name="P329"><text:span text:style-name="T54">Wimborne Model Town – </text:span><text:span text:style-name="T139">River System</text:span><text:span text:style-name="T54"> - Requirements</text:span></text:p>
          </table:table-cell>
          <table:table-cell table:style-name="Table10.C2" office:value-type="string">
            <text:p text:style-name="P335">0.5</text:p>
          </table:table-cell>
        </table:table-row>
        <table:table-row>
          <table:table-cell table:style-name="Table10.A2" office:value-type="string">
            <text:p text:style-name="P335">2</text:p>
          </table:table-cell>
          <table:table-cell table:style-name="Table10.A2" office:value-type="string">
            <text:p text:style-name="P331"><text:span text:style-name="T54">Wimborne Model Town – </text:span><text:span text:style-name="T139">River System</text:span><text:span text:style-name="T54"> – </text:span><text:span text:style-name="T55">Software </text:span><text:span text:style-name="T54">Requirements</text:span></text:p>
          </table:table-cell>
          <table:table-cell table:style-name="Table10.C2" office:value-type="string">
            <text:p text:style-name="P335">0.2</text:p>
          </table:table-cell>
        </table:table-row>
        <table:table-row>
          <table:table-cell table:style-name="Table10.A2" office:value-type="string">
            <text:p text:style-name="P335">3</text:p>
          </table:table-cell>
          <table:table-cell table:style-name="Table10.A2" office:value-type="string">
            <text:p text:style-name="P330"><text:span text:style-name="T54">Wimborne Model Town – </text:span><text:span text:style-name="T139">River System</text:span><text:span text:style-name="T54"> - </text:span><text:span text:style-name="T56">Design</text:span></text:p>
          </table:table-cell>
          <table:table-cell table:style-name="Table10.C2" office:value-type="string">
            <text:p text:style-name="P338">0.5</text:p>
          </table:table-cell>
        </table:table-row>
        <table:table-row>
          <table:table-cell table:style-name="Table10.A2" office:value-type="string">
            <text:p text:style-name="P335">4</text:p>
          </table:table-cell>
          <table:table-cell table:style-name="Table10.A2" office:value-type="string">
            <text:p text:style-name="P330"><text:span text:style-name="T54">Wimborne Model Town – </text:span><text:span text:style-name="T139">River System</text:span><text:span text:style-name="T54"> – </text:span><text:span text:style-name="T55">Software </text:span><text:span text:style-name="T56">Design</text:span></text:p>
          </table:table-cell>
          <table:table-cell table:style-name="Table10.C2" office:value-type="string">
            <text:p text:style-name="P338">0.9</text:p>
          </table:table-cell>
        </table:table-row>
        <table:table-row>
          <table:table-cell table:style-name="Table10.A2" office:value-type="string">
            <text:p text:style-name="P335">5</text:p>
          </table:table-cell>
          <table:table-cell table:style-name="Table10.A2" office:value-type="string">
            <text:p text:style-name="P221"><text:span text:style-name="T54">Wimborne Model Town – </text:span><text:span text:style-name="T139">River System</text:span><text:span text:style-name="T54"> – </text:span><text:span text:style-name="T52">Installation Specification</text:span></text:p>
          </table:table-cell>
          <table:table-cell table:style-name="Table10.C2" office:value-type="string">
            <text:p text:style-name="P338">0.11</text:p>
          </table:table-cell>
        </table:table-row>
        <table:table-row>
          <table:table-cell table:style-name="Table10.A2" office:value-type="string">
            <text:p text:style-name="P212"><text:span text:style-name="T151">6</text:span>.</text:p>
          </table:table-cell>
          <table:table-cell table:style-name="Table10.A2" office:value-type="string">
            <text:p text:style-name="P333"><text:span text:style-name="T54">Wimborne Model Town – </text:span><text:span text:style-name="T139">River System</text:span><text:span text:style-name="T54"> – </text:span><text:span text:style-name="T57">Project Archive</text:span></text:p>
          </table:table-cell>
          <table:table-cell table:style-name="Table10.C2" office:value-type="string">
            <text:p text:style-name="P221"><text:a xlink:type="simple" xlink:href="https://gitlab.com/wmtprojectsteam/rivercontrolsystem" text:style-name="Internet_20_link" text:visited-style-name="Visited_20_Internet_20_Link"><text:span text:style-name="T53">https://gitlab.com/wmtprojectsteam/rivercontrolsystem</text:span></text:a></text:p>
          </table:table-cell>
        </table:table-row>
        <table:table-row>
          <table:table-cell table:style-name="Table10.A2" office:value-type="string">
            <text:p text:style-name="P336">7</text:p>
          </table:table-cell>
          <table:table-cell table:style-name="Table10.A2" office:value-type="string">
            <text:p text:style-name="P337">WMT – River System – Sensor &amp; Control Assy – Composite Document</text:p>
          </table:table-cell>
          <table:table-cell table:style-name="Table10.C2" office:value-type="string">
            <text:p text:style-name="P336">0.7</text:p>
          </table:table-cell>
        </table:table-row>
        <text:soft-page-break/>
        <table:table-row>
          <table:table-cell table:style-name="Table10.A2" office:value-type="string">
            <text:p text:style-name="P336">8</text:p>
          </table:table-cell>
          <table:table-cell table:style-name="Table10.A2" office:value-type="string">
            <text:p text:style-name="P334"><text:span text:style-name="T58">WMT – River System – </text:span><text:span text:style-name="T140">Gate Valve</text:span><text:span text:style-name="T58"> Assy – Composite Document</text:span></text:p>
          </table:table-cell>
          <table:table-cell table:style-name="Table10.C2" office:value-type="string">
            <text:p text:style-name="P336">0.8</text:p>
          </table:table-cell>
        </table:table-row>
      </table:table>
      <text:p text:style-name="Text_20_body"/>
      <text:h text:style-name="P271" text:outline-level="1"><text:bookmark-start text:name="__RefHeading___Toc1094_766398450"/>ABBREVIATIONS<text:bookmark-end text:name="__RefHeading___Toc1094_766398450"/></text:h>
      <text:list xml:id="list2360890927" text:style-name="L1">
        <text:list-item>
          <text:p text:style-name="P258">ESD<text:tab/>-<text:tab/>Electrostatic Sensitive Device</text:p>
        </text:list-item>
        <text:list-item>
          <text:p text:style-name="P262">GUI<text:tab/>-<text:tab/>Graphical User Interface</text:p>
        </text:list-item>
        <text:list-item>
          <text:p text:style-name="P256">LHS<text:tab/>-<text:tab/>Left Hand Side</text:p>
        </text:list-item>
        <text:list-item>
          <text:p text:style-name="P257">PSU<text:span text:style-name="T62"><text:tab/>-<text:tab/>Power Supply Unit</text:span></text:p>
        </text:list-item>
        <text:list-item>
          <text:p text:style-name="P257">RHS<text:span text:style-name="T62"><text:tab/>-<text:tab/>Right Hand Side</text:span></text:p>
        </text:list-item>
        <text:list-item>
          <text:p text:style-name="P261">SAC<text:tab/>-<text:tab/>Sensor and Control Assembly</text:p>
        </text:list-item>
        <text:list-item>
          <text:p text:style-name="P262">SSH<text:tab/>-<text:tab/><text:span text:style-name="T155">S</text:span>ecure <text:span text:style-name="T155">Sh</text:span>ell</text:p>
        </text:list-item>
        <text:list-item>
          <text:p text:style-name="P259">USB<text:tab/>-<text:tab/>Universal Serial Bus</text:p>
        </text:list-item>
        <text:list-item>
          <text:p text:style-name="P260">VPN<text:tab/>-<text:tab/>Virtual Private Network</text:p>
        </text:list-item>
        <text:list-item>
          <text:p text:style-name="P257">WM<text:span text:style-name="T3">T<text:tab/>-<text:tab/>Wimborne Model Town</text:span></text:p>
        </text:list-item>
      </text:list>
      <text:p text:style-name="Text_20_body"/>
      <text:h text:style-name="P269" text:outline-level="1"><text:bookmark-start text:name="__RefHeading___Toc123_2006520353"/>OPERATING INSTRUCTIONS<text:bookmark-end text:name="__RefHeading___Toc123_2006520353"/></text:h>
      <text:h text:style-name="Heading_20_2" text:outline-level="2"><text:bookmark-start text:name="__RefHeading___Toc7636_1301905370"/><text:span text:style-name="T147">Routine</text:span><text:span text:style-name="T28"> Operations</text:span><text:bookmark-end text:name="__RefHeading___Toc7636_1301905370"/></text:h>
      <text:h text:style-name="P290" text:outline-level="3"><text:bookmark-start text:name="__RefHeading___Toc5914_4100603761"/>Daily<text:bookmark-end text:name="__RefHeading___Toc5914_4100603761"/></text:h>
      <text:p text:style-name="P364">The<text:span text:style-name="T69">re</text:span> <text:span text:style-name="T69">no</text:span> daily operations <text:span text:style-name="T69">required for the </text:span><text:span text:style-name="T152">River System other than a visual inspection of the level and flow of water in the river</text:span><text:span text:style-name="T69">. <text:s/></text:span><text:span text:style-name="T152">Any unusual circumstances should be investigated to prevent the possible loss of water from the system.</text:span></text:p>
      <text:h text:style-name="P290" text:outline-level="3"><text:bookmark-start text:name="__RefHeading___Toc5916_4100603761"/>Backing Up of Data<text:bookmark-end text:name="__RefHeading___Toc5916_4100603761"/></text:h>
      <text:p text:style-name="P377">??????????? <text:span text:style-name="T152">How will we do this ?????????????????????</text:span></text:p>
      <text:p text:style-name="P377"/>
      <text:p text:style-name="P377">???????????????? <text:s text:c="2"/><text:span text:style-name="T153">TBD ?????????????????????</text:span></text:p>
      <text:h text:style-name="P275" text:outline-level="2"><text:bookmark-start text:name="__RefHeading___Toc2690_1583936239"/><text:span text:style-name="T12">System Control</text:span><text:bookmark-end text:name="__RefHeading___Toc2690_1583936239"/></text:h>
      <text:h text:style-name="P291" text:outline-level="3"><text:bookmark-start text:name="__RefHeading___Toc5918_4100603761"/>Startup<text:bookmark-end text:name="__RefHeading___Toc5918_4100603761"/></text:h>
      <text:p text:style-name="P378">At present there is no overall system control and individual devices are simply switched on at the nearest mains supply socket. <text:s/>These are:</text:p>
      <text:list xml:id="list118796327" text:style-name="L15">
        <text:list-item>
          <text:p text:style-name="P379">Sump SAC – Inside the Green Box.</text:p>
        </text:list-item>
        <text:list-item>
          <text:p text:style-name="P379">Wendy Street SAC – Beneath the adjacent ramp.</text:p>
        </text:list-item>
        <text:list-item>
          <text:p text:style-name="P379">Stage SAC – Behind the Stage.</text:p>
        </text:list-item>
        <text:list-item>
          <text:p text:style-name="P379">Lady Hanham SAC – Behind the Lady Hanham Building.</text:p>
        </text:list-item>
        <text:list-item>
          <text:p text:style-name="P379">Gazebo SAC (when fitted) – Beneath the eaves at the rear of the Gazebo</text:p>
        </text:list-item>
        <text:list-item>
          <text:p text:style-name="P379">NAS Box – Inside Railway Room Store.</text:p>
        </text:list-item>
        <text:list-item>
          <text:p text:style-name="P379">Wendy Butts Gate Valve - Beneath the adjacent ramp.</text:p>
        </text:list-item>
        <text:list-item>
          <text:p text:style-name="P381"><text:span text:style-name="T153">Stage Butts Gate Valve - Beneath the adjacent ramp.</text:span></text:p>
        </text:list-item>
        <text:list-item>
          <text:p text:style-name="P379">Matrix Pump Gate Valves - Wendy Butts Gate Valve - Beneath the adjacent ramp.</text:p>
        </text:list-item>
        <text:list-item>
          <text:p text:style-name="P379">Lady Hanham Gate Valves – Behind the Lady Hanham Building.</text:p>
        </text:list-item>
        <text:list-item>
          <text:p text:style-name="P381"><text:span text:style-name="T153">Gazebo Gate Valve (when fitted) – Beneath the eaves at the rear of the Gazebo</text:span></text:p>
        </text:list-item>
      </text:list>
      <text:p text:style-name="P322">Note:<text:tab/><text:span text:style-name="T153">From the above it can be seen that some mains outlets supply more than one device (eg Beneath the ramp in the Wendy Street area).</text:span></text:p>
      <text:h text:style-name="P296" text:outline-level="3"><text:bookmark-start text:name="__RefHeading___Toc5920_4100603761"/><text:soft-page-break/>Shutdown<text:bookmark-end text:name="__RefHeading___Toc5920_4100603761"/></text:h>
      <text:p text:style-name="P380"><text:span text:style-name="T25">A</text:span><text:span text:style-name="T29">part from the NAS Box, all devices should be shut down properly before power is removed. <text:s/></text:span><text:span text:style-name="T30">This is achieved by logging into the device using </text:span><text:span text:style-name="T31">SSH</text:span><text:span text:style-name="T30"> and issuing the following command:</text:span></text:p>
      <text:p text:style-name="Code">sudo poweroff</text:p>
      <text:p text:style-name="P382">Usernames and passwords for all River System devices, plus the Web and VPN Servers are held in the safe. <text:s/>Login is therefore possible by connecting to the River System Network by connecting to the ‘WMT-Guest’ WiFi (see Section ???? below) or by using the VPN facility to login remotely.</text:p>
      <text:p text:style-name="Note">Note:<text:tab/>Hostnames or <text:span text:style-name="T154">IP addresses will be needed in order to login in to the River System devices. <text:s/>The command to use SSH takes the form:</text:span></text:p>
      <text:p text:style-name="P263">ssh &lt;username&gt;@&lt;hostname or IP Address&gt;</text:p>
      <text:p text:style-name="P383">eg:</text:p>
      <text:p text:style-name="P263">ssh <text:a xlink:type="simple" xlink:href="mailto:pi@192.168.0.2" text:style-name="Internet_20_link" text:visited-style-name="Visited_20_Internet_20_Link">pi@192.168.0.2</text:a></text:p>
      <text:p text:style-name="P323">Notes:</text:p>
      <text:p text:style-name="P323">1.<text:tab/>Before removing the mains supply, as detailed in Section 4.2.2 above, ensure that all devices that derive their power from that socket have been properly shut down. <text:s/>For Gate Valves it may be possible to remove the 12 V DC supply at the input to the device (see Section ???? below)</text:p>
      <text:p text:style-name="P323">2.<text:tab/>In due course there will be a Staff and Visitor GUI <text:span text:style-name="T156">provided on site. <text:s/>The main purpose of this GUI will be allow monitoring of the water levels, etc within the River system, but a certain amount of control will also be available for staff only, including a remote shutdown of the devices in the system. </text:span></text:p>
      <text:h text:style-name="P276" text:outline-level="2"><text:bookmark-start text:name="__RefHeading___Toc2706_1583936239"/><text:span text:style-name="T4">Isolating the System</text:span><text:bookmark-end text:name="__RefHeading___Toc2706_1583936239"/></text:h>
      <text:p text:style-name="P384"><text:span text:style-name="T26">If desired, for maintenance or during the winter closed period, the system may be shut down </text:span><text:span text:style-name="T32">completely </text:span><text:span text:style-name="T26">by turning off the mains power</text:span><text:span text:style-name="T4"> switch</text:span><text:span text:style-name="T32">es</text:span><text:span text:style-name="T4"> </text:span><text:span text:style-name="T32">adjacent to each device</text:span><text:span text:style-name="T4">. <text:s/></text:span><text:span text:style-name="T26">To power up, the mains switch should be set to on.</text:span></text:p>
      <text:h text:style-name="P282" text:outline-level="3"><text:bookmark-start text:name="__RefHeading___Toc2712_1583936239"/><text:span text:style-name="T69">I</text:span>n the Case of a Fault<text:bookmark-end text:name="__RefHeading___Toc2712_1583936239"/></text:h>
      <text:p text:style-name="P385"><text:span text:style-name="T42">Should a fault occur with the </text:span><text:span text:style-name="T43">system, removing the 3-pin plug from the mains socket will completely isolate </text:span><text:span text:style-name="T44">the associated device</text:span><text:span text:style-name="T4">.</text:span></text:p>
      <text:p text:style-name="Text_20_body"/>
      <text:h text:style-name="P269" text:outline-level="1"><text:bookmark-start text:name="__RefHeading___Toc7642_1301905370"/>MAINTENANCE INSTRUCTIONS<text:bookmark-end text:name="__RefHeading___Toc7642_1301905370"/></text:h>
      <text:h text:style-name="P273" text:outline-level="2"><text:bookmark-start text:name="__RefHeading___Toc1345_127270505"/>Electrostatic Sensitive Devices<text:bookmark-end text:name="__RefHeading___Toc1345_127270505"/></text:h>
      <text:p text:style-name="P240"><text:span text:style-name="T48">CAUTION<text:tab/>Electronic devices used in the system are </text:span>sensitive <text:span text:style-name="T48">to static electricity</text:span>. <text:s/>Precautions should be <text:span text:style-name="T48">taken</text:span> when handling the<text:span text:style-name="T48">se</text:span> device<text:span text:style-name="T48">s</text:span> in order to prevent permanent damage.</text:p>
      <text:p text:style-name="P2">The Raspberry Pi<text:span text:style-name="T70">s</text:span>, the <text:span text:style-name="T70">UPS Pico</text:span> and the MOSFET Driver all contain devices that could be damaged if they <text:span text:style-name="T64">are exposed to</text:span> static electricity. <text:s/>Static Electricity is readily generated when people walk over dry floors, rub against furniture or simply rub <text:span text:style-name="T64">against </text:span>their clothing. <text:s/>Although rarely noticed, the level generated is sufficient to damage devices if precautions are not taken. <text:s/>It is <text:span text:style-name="T64">therefore</text:span> recommended that <text:span text:style-name="T64">no work be undertaken on these devices without taking one of the following actions</text:span>:</text:p>
      <text:list xml:id="list3275704454" text:style-name="L3">
        <text:list-item>
          <text:p text:style-name="P366">If possible an ESD workstation be employed. <text:s/>An ESD workstation includes an Antistatic Mat, a conductive wrist band and a means of earthing the mat and band, usually via a three-pin mains plug with a <text:s/>resistive earth pin.</text:p>
        </text:list-item>
        <text:list-item>
          <text:p text:style-name="P366">It is recognised that the WM<text:span text:style-name="T125">T</text:span> is not conducive to setting up an ESD workstation, so maintainers should endeavour to earth themselves by touching an earthed metal object at intervals during the work, especially after it has been necessary to leave the work area and return. <text:s/><text:span text:style-name="T64">A good compromise would be to use a wrist band clipped to a convenient earth point.</text:span></text:p>
        </text:list-item>
      </text:list>
      <text:h text:style-name="P274" text:outline-level="2"><text:bookmark-start text:name="__RefHeading___Toc3959_1850824526"/>System Diagram<text:span text:style-name="T3">s</text:span><text:bookmark-end text:name="__RefHeading___Toc3959_1850824526"/></text:h>
      <text:p text:style-name="P386"><text:span text:style-name="T65">Illustrations ?????</text:span><text:span text:style-name="T143"> </text:span><text:span text:style-name="T3">below show the electrical and electronic circuits that comprise the </text:span><text:span text:style-name="T156">River System</text:span><text:span text:style-name="T3">. <text:s/>The originals of these drawings may be found on the Development Server at the Project Archive (see Section ??????). </text:span></text:p>
      <text:p text:style-name="P319"><text:span text:style-name="T122">Illustration </text:span><text:span text:style-name="T122"><text:sequence text:ref-name="refIllustration1" text:name="Illustration" text:formula="ooow:Illustration+1" style:num-format="1">5.1</text:sequence></text:span><text:span text:style-name="T122">: </text:span><text:span text:style-name="T141">Overall</text:span><text:span text:style-name="T3"> </text:span><text:span text:style-name="T122">System Diagram – </text:span><text:span text:style-name="T156">Sheet 1</text:span></text:p>
      <text:p text:style-name="P187"/>
      <text:h text:style-name="P317" text:outline-level="2"><text:bookmark-start text:name="__RefHeading___Toc5922_4100603761"/><text:span text:style-name="T122">Illustration </text:span><text:span text:style-name="T122"><text:sequence text:ref-name="refIllustration0" text:name="Illustration" text:formula="ooow:Illustration+1" style:num-format="1">5.2</text:sequence></text:span><text:span text:style-name="T122">: </text:span><text:span text:style-name="T141">Overall</text:span><text:span text:style-name="T3"> </text:span><text:span text:style-name="T122">System Diagram – </text:span><text:span text:style-name="T156">Sheet 2</text:span><text:bookmark-end text:name="__RefHeading___Toc5922_4100603761"/></text:h>
      <text:p text:style-name="P326"><text:bookmark-start text:name="__RefHeading___Toc2714_1583936239"/><text:bookmark-end text:name="__RefHeading___Toc2714_1583936239"/></text:p>
      <text:p text:style-name="P318"><text:span text:style-name="T122">Illustration </text:span><text:span text:style-name="T122"><text:sequence text:ref-name="refIllustration17" text:name="Illustration" text:formula="ooow:Illustration+1" style:num-format="1">5.3</text:sequence></text:span><text:span text:style-name="T122">: </text:span><text:span text:style-name="T141">Overall</text:span><text:span text:style-name="T3"> </text:span><text:span text:style-name="T122">System Diagram – </text:span><text:span text:style-name="T156">Sheet 3</text:span></text:p>
      <text:p text:style-name="P327"/>
      <text:h text:style-name="P317" text:outline-level="2"><text:bookmark-start text:name="__RefHeading___Toc5924_4100603761"/><text:span text:style-name="T122">Illustration </text:span><text:span text:style-name="T122"><text:sequence text:ref-name="refIllustration2" text:name="Illustration" text:formula="ooow:Illustration+1" style:num-format="1">5.4</text:sequence></text:span><text:span text:style-name="T122">: </text:span><text:span text:style-name="T141">Overall</text:span><text:span text:style-name="T3"> </text:span><text:span text:style-name="T122">System Diagram – </text:span><text:span text:style-name="T156">Sheet 4</text:span><text:bookmark-end text:name="__RefHeading___Toc5924_4100603761"/></text:h>
      <text:p text:style-name="Standard"/>
      <text:h text:style-name="P278" text:outline-level="2"><text:bookmark-start text:name="__RefHeading___Toc3961_1850824526"/>System Layout – General Arrangement<text:bookmark-end text:name="__RefHeading___Toc3961_1850824526"/></text:h>
      <text:h text:style-name="P292" text:outline-level="3"><text:bookmark-start text:name="__RefHeading___Toc5926_4100603761"/><text:span text:style-name="T27">T</text:span><text:span text:style-name="T4">BD</text:span><text:bookmark-end text:name="__RefHeading___Toc5926_4100603761"/></text:h>
      <text:h text:style-name="P279" text:outline-level="2"><text:bookmark-start text:name="__RefHeading___Toc7648_1301905370"/>Spares<text:bookmark-end text:name="__RefHeading___Toc7648_1301905370"/></text:h>
      <text:p text:style-name="P387"><text:span text:style-name="T4">The following spare items have been purchased to allow maintenance of the system.</text:span></text:p>
      <text:p text:style-name="P340"><text:span text:style-name="T4">Table </text:span><text:span text:style-name="T4"><text:sequence text:ref-name="refTable1" text:name="Table" text:formula="ooow:Table+1" style:num-format="1">5.1</text:sequence></text:span><text:span text:style-name="T4">: </text:span><text:span text:style-name="T142">River System</text:span><text:span text:style-name="T33"> </text:span><text:span text:style-name="T4">Spares</text:span></text:p>
      <text:p text:style-name="Text_20_body"/>
      <text:h text:style-name="P280" text:outline-level="2"><text:bookmark-start text:name="__RefHeading___Toc3181_1640364422"/>System Wiring<text:bookmark-end text:name="__RefHeading___Toc3181_1640364422"/></text:h>
      <text:p text:style-name="Text_20_body"/>
      <text:h text:style-name="P277" text:outline-level="2"><text:bookmark-start text:name="__RefHeading___Toc7650_1301905370"/>Diagnosing a Fault<text:bookmark-end text:name="__RefHeading___Toc7650_1301905370"/></text:h>
      <text:h text:style-name="P309" text:outline-level="4"><text:bookmark-start text:name="__RefHeading___Toc5928_4100603761"/>Connecting a Keyboard, Mouse and Monitor to the Pi<text:bookmark-end text:name="__RefHeading___Toc5928_4100603761"/></text:h>
      <text:p text:style-name="P388">To gain <text:span text:style-name="T157">direct</text:span>access to <text:span text:style-name="T157">any</text:span><text:span text:style-name="T90"> </text:span>Pi, ???.</text:p>
      <text:p text:style-name="P10">Further information regarding the Raspberry Pi and how to use it may be found <text:span text:style-name="T86">o</text:span>n <text:span text:style-name="T86">the Internet at https://www.raspberrypi.org/</text:span>. </text:p>
      <text:h text:style-name="P308" text:outline-level="4"><text:bookmark-start text:name="__RefHeading___Toc8236_1167161192"/>Sensor and Control Assy<text:bookmark-end text:name="__RefHeading___Toc8236_1167161192"/></text:h>
      <text:p text:style-name="Text_20_body">?????</text:p>
      <text:h text:style-name="P308" text:outline-level="4"><text:bookmark-start text:name="__RefHeading___Toc5930_4100603761"/>Gate Valve<text:bookmark-end text:name="__RefHeading___Toc5930_4100603761"/></text:h>
      <text:p text:style-name="P389">?????</text:p>
      <text:p text:style-name="P325"/>
      <text:p text:style-name="P341"/>
      <text:h text:style-name="P281" text:outline-level="2"><text:bookmark-start text:name="__RefHeading___Toc1032_766398450"/>Removal and Replacement Instructions<text:bookmark-end text:name="__RefHeading___Toc1032_766398450"/></text:h>
      <text:h text:style-name="P293" text:outline-level="3"><text:bookmark-start text:name="__RefHeading___Toc8252_1167161192"/>SAC<text:bookmark-end text:name="__RefHeading___Toc8252_1167161192"/></text:h>
      <text:p text:style-name="P11">The following Sections provided detailed procedures for removing and replacing the spares listed in Section 4.3 above.</text:p>
      <text:p text:style-name="P246">Warning:<text:tab/><text:span text:style-name="T91">Great care should be exercised when measuring signals or removing or replacing items within the Minster Bells Control Box. <text:s/>All precautions outlined in Section 5.1 and this Section should be observed to ensure that no damage to the equipment is inadvertently caused.</text:span></text:p>
      <text:h text:style-name="Heading_20_4" text:outline-level="4"><text:bookmark-start text:name="__RefHeading___Toc1034_766398450"/>Opening the <text:span text:style-name="T148">IP65 </text:span><text:span text:style-name="T113">Box</text:span><text:bookmark-end text:name="__RefHeading___Toc1034_766398450"/></text:h>
      <text:p text:style-name="P390">??????.</text:p>
      <text:h text:style-name="P310" text:outline-level="4"/>
      <text:h text:style-name="P303" text:outline-level="4"><text:bookmark-start text:name="__RefHeading___Toc8947_1167161192"/>Real Time Clock (RTC) Module<text:bookmark-end text:name="__RefHeading___Toc8947_1167161192"/></text:h>
      <text:p text:style-name="P365"><text:span text:style-name="T159">??????</text:span></text:p>
      <text:h text:style-name="P315" text:outline-level="4"/>
      <text:h text:style-name="Heading_20_4" text:outline-level="4"><text:bookmark-start text:name="__RefHeading___Toc1048_766398450"/>PSU for the Pi<text:bookmark-end text:name="__RefHeading___Toc1048_766398450"/></text:h>
      <text:p text:style-name="P13">Replacement <text:span text:style-name="T47">of the Pi PSU</text:span> is <text:span text:style-name="T117">relatively</text:span> straightforward.</text:p>
      <text:list xml:id="list673003533" text:style-name="L9">
        <text:list-item>
          <text:p text:style-name="P361"><text:soft-page-break/>Unplug the PSU from the mains socket.</text:p>
        </text:list-item>
        <text:list-item>
          <text:p text:style-name="P352"><text:span text:style-name="T116">Swing back</text:span> the lid of the <text:span text:style-name="T116">Control Box </text:span>(Section <text:span text:style-name="T63">5.7.1.1</text:span>).</text:p>
        </text:list-item>
        <text:list-item>
          <text:p text:style-name="P361"><text:span text:style-name="T117">Remove the micro-USB connector from its socket on the Pi</text:span>.</text:p>
        </text:list-item>
        <text:list-item>
          <text:p text:style-name="P358">Withdraw the barrel connector through the access </text:p>
        </text:list-item>
      </text:list>
      <text:p text:style-name="P23">Replacement is the reverse of the above.</text:p>
      <text:h text:style-name="P316" text:outline-level="4"><text:bookmark-start text:name="__RefHeading___Toc1050_766398450"/>Pi Micro SD Card<text:span text:style-name="T68">s</text:span><text:bookmark-end text:name="__RefHeading___Toc1050_766398450"/></text:h>
      <text:p text:style-name="P13">Replacement <text:span text:style-name="T47">of the Micro SD Card </text:span>is relatively straightforward.</text:p>
      <text:list xml:id="list3629590232" text:style-name="L10">
        <text:list-item>
          <text:p text:style-name="P367"><text:span text:style-name="T18">Swing back</text:span><text:span text:style-name="T17"> the lid of the </text:span><text:span text:style-name="T18">Control Box and remove the electronics assembly</text:span><text:span text:style-name="T17"> (Section</text:span><text:span text:style-name="T18">s</text:span><text:span text:style-name="T17"> </text:span><text:span text:style-name="T19">5.7.1.1 and 5.7.1.</text:span><text:span text:style-name="T20">2</text:span><text:span text:style-name="T17">).</text:span></text:p>
        </text:list-item>
        <text:list-item>
          <text:p text:style-name="P368"><text:span text:style-name="T17">C</text:span><text:span text:style-name="T4">arefully remove the SD card from the left hand side of the Pi.</text:span></text:p>
        </text:list-item>
      </text:list>
      <text:p text:style-name="P203">Note:<text:tab/>The SD Card is installed underneath the Pi with the contacts uppermost.</text:p>
      <text:p text:style-name="P24">Replacement is the reverse of the above.</text:p>
      <text:h text:style-name="P288" text:outline-level="3"><text:bookmark-start text:name="__RefHeading___Toc8953_1167161192"/>Webserver<text:bookmark-end text:name="__RefHeading___Toc8953_1167161192"/></text:h>
      <text:p text:style-name="P17">The following Sections provided detailed procedures for removing and replacing the spares listed in Section <text:span text:style-name="T118">5</text:span>.<text:span text:style-name="T118">4</text:span> above.</text:p>
      <text:p text:style-name="P247">Warning:<text:tab/><text:span text:style-name="T91">Great care should be exercised when removing or replacing items within the Webserver equipment case. <text:s/>All precautions outlined in Section 5.1 and this Section should be observed to ensure that no damage to the equipment is inadvertently caused.</text:span></text:p>
      <text:h text:style-name="P305" text:outline-level="4"><text:bookmark-start text:name="__RefHeading___Toc1034_7663984501"/>Opening the <text:span text:style-name="T132">Main Equipment Case</text:span><text:bookmark-end text:name="__RefHeading___Toc1034_7663984501"/></text:h>
      <text:p text:style-name="P17">Access to the components housed inside the <text:span text:style-name="T118">equipment case</text:span> may be achieved by <text:span text:style-name="T113">unclipping the lid and removing it (refer to Illustrations 5.5.6 and 5.7)</text:span>.</text:p>
      <text:h text:style-name="P302" text:outline-level="4"><text:bookmark-start text:name="__RefHeading___Toc8955_1167161192"/>Withdrawing the Main Electronics Mounting Board<text:bookmark-end text:name="__RefHeading___Toc8955_1167161192"/></text:h>
      <text:p text:style-name="P181"><text:span text:style-name="T113">?????.</text:span></text:p>
      <text:h text:style-name="P306" text:outline-level="4"><text:bookmark-start text:name="__RefHeading___Toc5731_2400833276"/>Replacement of <text:span text:style-name="T136">the</text:span> <text:span text:style-name="T136">Ethernet</text:span> Adaptor<text:bookmark-end text:name="__RefHeading___Toc5731_2400833276"/></text:h>
      <text:p text:style-name="P20">Replacement of <text:span text:style-name="T136">the Ethernet Adaptor</text:span> is <text:span text:style-name="T120">very</text:span> straightforward.</text:p>
      <text:list xml:id="list1012690731" text:style-name="L13">
        <text:list-item>
          <text:p text:style-name="P373"><text:span text:style-name="T23">Disconnect the Adaptor from the USB extension lead and the Ethernet drop cable</text:span><text:span text:style-name="T17">.</text:span></text:p>
        </text:list-item>
      </text:list>
      <text:p text:style-name="P184">Replacement is the reverse of the above.</text:p>
      <text:h text:style-name="P307" text:outline-level="4"><text:bookmark-start text:name="__RefHeading___Toc5733_2400833276"/>Opening the <text:span text:style-name="T132">Gazebo Equipment Case</text:span><text:bookmark-end text:name="__RefHeading___Toc5733_2400833276"/></text:h>
      <text:p text:style-name="P182">Access to the components housed inside the <text:span text:style-name="T118">equipment case</text:span> may be achieved by <text:span text:style-name="T132">unscrewing the four lid reataing screws and removing it (refer to Illustration 5.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33cm" draw:rotation="450"/>
    <draw:hatch draw:name="Black_20_45_20_Degrees_20_Wide" draw:display-name="Black 45 Degrees Wide" draw:style="single" draw:color="#000000" draw:distance="0.163cm" draw:rotation="450"/>
    <draw:hatch draw:name="Black_20_90_20_Degrees" draw:display-name="Black 90 Degrees" draw:style="single" draw:color="#000000" draw:distance="0.033cm" draw:rotation="900"/>
    <draw:marker draw:name="Arrow" svg:viewBox="0 0 20 30" svg:d="M10 0l-10 30h20z"/>
    <draw:stroke-dash draw:name="Fine_20_Dashed" draw:display-name="Fine Dashed" draw:style="rect" draw:dots1="1" draw:dots1-length="112%" draw:distance="112%"/>
    <draw:stroke-dash draw:name="Line_20_Style_20_9" draw:display-name="Line Style 9" draw:style="rect" draw:dots1="1" draw:dots1-length="63%" draw:distance="39%"/>
    <draw:stroke-dash draw:name="Line_20_with_20_Fine_20_Dots" draw:display-name="Line with Fine Dots" draw:style="rect" draw:dots1="1" draw:dots1-length="1.138cm" draw:dots2="10" draw:distance="0.086cm"/>
    <draw:stroke-dash draw:name="Ultrafine_20_2_20_Dots_20_3_20_Dashes" draw:display-name="Ultrafine 2 Dots 3 Dashes" draw:style="rect" draw:dots1="2" draw:dots1-length="0.016cm" draw:dots2="3" draw:dots2-length="0.082cm" draw:distance="0.041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cm"/>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199cm" fo:margin-top="0cm" fo:margin-bottom="0.247cm" loext:contextual-spacing="false" fo:line-height="12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text-properties officeooo:rsid="00ce02ed"/>
    </style:style>
    <style:style style:name="Code" style:family="paragraph" style:parent-style-name="Text_20_body" style:master-page-name="">
      <style:paragraph-properties fo:margin-left="0.7cm" fo:margin-right="0cm" fo:margin-top="0.199cm" fo:margin-bottom="0.25cm" loext:contextual-spacing="false" fo:text-indent="0cm" style:auto-text-indent="false" style:page-number="auto">
        <style:tab-stops/>
      </style:paragraph-properties>
      <style:text-properties style:font-name="Courier New" fo:font-family="'Courier New'" style:font-style-name="Regular" style:font-family-generic="modern" style:font-pitch="fixed" officeooo:rsid="011da719"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25.698cm" style:type="right"/>
        </style:tab-stops>
      </style:paragraph-properties>
      <style:text-properties officeooo:paragraph-rsid="00f75244"/>
    </style:style>
    <style:style style:name="MT1" style:family="text">
      <style:text-properties officeooo:rsid="00f75244"/>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8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pan text:style-name="MT1">User Manual</text:span><text:tab/><text:tab/><text:page-number text:select-page="current">10</text:page-number> <text:span text:style-name="MT2">Of </text:span><text:span text:style-name="MT2"><text:page-count>12</text:page-count></text:span></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style:footer>
        <text:p text:style-name="MP1"><text:span text:style-name="MT1">User Manual</text:span><text:tab/><text:tab/><text:page-number text:select-page="current">12</text:page-number> <text:span text:style-name="MT2">Of </text:span><text:span text:style-name="MT2"><text:page-count>12</text:page-count></text:span></text:p>
      </style:footer>
      <loext:footer-first>
        <text:p text:style-name="MP1"><text:span text:style-name="MT1">User Manual</text:span><text:tab/><text:tab/><text:page-number text:select-page="current">11</text:page-number> <text:span text:style-name="MT2">Of </text:span><text:span text:style-name="MT2"><text:page-count>12</text:page-count></text:span></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2T09:20:22.326857048</meta:creation-date>
    <dc:date>2020-07-12T11:53:41.984626679</dc:date>
    <meta:editing-duration>PT19H37M22S</meta:editing-duration>
    <meta:editing-cycles>129</meta:editing-cycles>
    <meta:generator>LibreOffice/6.4.4.2$Linux_X86_64 LibreOffice_project/40$Build-2</meta:generator>
    <dc:title>WMR Lighting User Manual</dc:title>
    <meta:printed-by>Terry Coles</meta:printed-by>
    <meta:print-date>2016-03-18T18:01:20.366782570</meta:print-date>
    <dc:creator>Terry Coles</dc:creator>
    <meta:document-statistic meta:table-count="1" meta:image-count="1" meta:object-count="0" meta:page-count="12" meta:paragraph-count="200" meta:word-count="1830" meta:character-count="11039" meta:non-whitespace-character-count="9333"/>
  </office:meta>
</office:document-meta>
</file>